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1" svg:font-family="&quot;DejaVu Sans1&quot;"/>
    <style:font-face style:name="DejaVu Serif" svg:font-family="&quot;DejaVu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DejaVu Serif" style:font-name-asian="DejaVu Serif" style:font-name-complex="DejaVu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16.7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6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Landkreis/Kreis</text:p>
          </table:table-cell>
          <table:table-cell office:value-type="string" table:style-name="ce1">
            <text:p>KrS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Einw.</text:p>
          </table:table-cell>
          <table:table-cell office:value-type="string" table:style-name="ce1">
            <text:p>Fl.in km²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Has_current_cases</text:p>
          </table:table-cell>
          <table:table-cell office:value-type="string" table:style-name="ce1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nnover, Region[FN 1]</text:p>
          </table:table-cell>
          <table:table-cell office:value-type="float" office:value="3241" table:style-name="ce1">
            <text:p>3241</text:p>
          </table:table-cell>
          <table:table-cell office:value-type="string" table:style-name="ce1">
            <text:p>NI</text:p>
          </table:table-cell>
          <table:table-cell office:value-type="float" office:value="1157624" table:style-name="ce1">
            <text:p>1157624</text:p>
          </table:table-cell>
          <table:table-cell office:value-type="float" office:value="2290.86" table:style-name="ce1">
            <text:p>2290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cklinghausen</text:p>
          </table:table-cell>
          <table:table-cell office:value-type="float" office:value="5562" table:style-name="ce1">
            <text:p>5562</text:p>
          </table:table-cell>
          <table:table-cell office:value-type="string" table:style-name="ce1">
            <text:p>NW</text:p>
          </table:table-cell>
          <table:table-cell office:value-type="float" office:value="615261" table:style-name="ce1">
            <text:p>615261</text:p>
          </table:table-cell>
          <table:table-cell office:value-type="float" office:value="761.31" table:style-name="ce1">
            <text:p>761,3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Rhein-Sieg-Kreis</text:p>
          </table:table-cell>
          <table:table-cell office:value-type="float" office:value="5382" table:style-name="ce1">
            <text:p>5382</text:p>
          </table:table-cell>
          <table:table-cell office:value-type="string" table:style-name="ce1">
            <text:p>NW</text:p>
          </table:table-cell>
          <table:table-cell office:value-type="float" office:value="599780" table:style-name="ce1">
            <text:p>599780</text:p>
          </table:table-cell>
          <table:table-cell office:value-type="float" office:value="1153.21" table:style-name="ce1">
            <text:p>1153,21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hein-Neckar-Kreis</text:p>
          </table:table-cell>
          <table:table-cell office:value-type="float" office:value="8226" table:style-name="ce1">
            <text:p>8226</text:p>
          </table:table-cell>
          <table:table-cell office:value-type="string" table:style-name="ce1">
            <text:p>BW</text:p>
          </table:table-cell>
          <table:table-cell office:value-type="float" office:value="547625" table:style-name="ce1">
            <text:p>547625</text:p>
          </table:table-cell>
          <table:table-cell office:value-type="float" office:value="1061.7" table:style-name="ce1">
            <text:p>1061,7</text:p>
          </table:table-cell>
          <table:table-cell office:value-type="string" table:style-name="ce1">
            <text:p>https://www.rhein-neckar-kreis.de/,Lde/start/landratsamt/coronavirus+-+faq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Ludwigsburg</text:p>
          </table:table-cell>
          <table:table-cell office:value-type="float" office:value="8118" table:style-name="ce1">
            <text:p>8118</text:p>
          </table:table-cell>
          <table:table-cell office:value-type="string" table:style-name="ce1">
            <text:p>BW</text:p>
          </table:table-cell>
          <table:table-cell office:value-type="float" office:value="543984" table:style-name="ce1">
            <text:p>543984</text:p>
          </table:table-cell>
          <table:table-cell office:value-type="float" office:value="686.84" table:style-name="ce1">
            <text:p>686,84</text:p>
          </table:table-cell>
          <table:table-cell office:value-type="string" table:style-name="ce1">
            <text:p>https://www.landkreis-ludwigsburg.de/de/gesundheit-veterinaerwesen/gesundheit/informationen-zum-coronavirus/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Esslingen</text:p>
          </table:table-cell>
          <table:table-cell office:value-type="float" office:value="8116" table:style-name="ce1">
            <text:p>8116</text:p>
          </table:table-cell>
          <table:table-cell office:value-type="string" table:style-name="ce1">
            <text:p>BW</text:p>
          </table:table-cell>
          <table:table-cell office:value-type="float" office:value="533859" table:style-name="ce1">
            <text:p>533859</text:p>
          </table:table-cell>
          <table:table-cell office:value-type="float" office:value="641.46" table:style-name="ce1">
            <text:p>641,46</text:p>
          </table:table-cell>
          <table:table-cell office:value-type="string" table:style-name="ce1">
            <text:p>https://www.landkreis-esslingen.de/,Lde/start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ttmann</text:p>
          </table:table-cell>
          <table:table-cell office:value-type="float" office:value="5158" table:style-name="ce1">
            <text:p>5158</text:p>
          </table:table-cell>
          <table:table-cell office:value-type="string" table:style-name="ce1">
            <text:p>NW</text:p>
          </table:table-cell>
          <table:table-cell office:value-type="float" office:value="485684" table:style-name="ce1">
            <text:p>485684</text:p>
          </table:table-cell>
          <table:table-cell office:value-type="float" office:value="407.22" table:style-name="ce1">
            <text:p>407,22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Rhein-Erft-Kreis</text:p>
          </table:table-cell>
          <table:table-cell office:value-type="float" office:value="5362" table:style-name="ce1">
            <text:p>5362</text:p>
          </table:table-cell>
          <table:table-cell office:value-type="string" table:style-name="ce1">
            <text:p>NW</text:p>
          </table:table-cell>
          <table:table-cell office:value-type="float" office:value="470089" table:style-name="ce1">
            <text:p>470089</text:p>
          </table:table-cell>
          <table:table-cell office:value-type="float" office:value="704.71" table:style-name="ce1">
            <text:p>704,71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esel</text:p>
          </table:table-cell>
          <table:table-cell office:value-type="float" office:value="5170" table:style-name="ce1">
            <text:p>5170</text:p>
          </table:table-cell>
          <table:table-cell office:value-type="string" table:style-name="ce1">
            <text:p>NW</text:p>
          </table:table-cell>
          <table:table-cell office:value-type="float" office:value="459809" table:style-name="ce1">
            <text:p>459809</text:p>
          </table:table-cell>
          <table:table-cell office:value-type="float" office:value="1042.8" table:style-name="ce1">
            <text:p>1042,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Rhein-Kreis Neuss</text:p>
          </table:table-cell>
          <table:table-cell office:value-type="float" office:value="5162" table:style-name="ce1">
            <text:p>5162</text:p>
          </table:table-cell>
          <table:table-cell office:value-type="string" table:style-name="ce1">
            <text:p>NW</text:p>
          </table:table-cell>
          <table:table-cell office:value-type="float" office:value="451007" table:style-name="ce1">
            <text:p>451007</text:p>
          </table:table-cell>
          <table:table-cell office:value-type="float" office:value="576.52" table:style-name="ce1">
            <text:p>576,5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infurt</text:p>
          </table:table-cell>
          <table:table-cell office:value-type="float" office:value="5566" table:style-name="ce1">
            <text:p>5566</text:p>
          </table:table-cell>
          <table:table-cell office:value-type="string" table:style-name="ce1">
            <text:p>NW</text:p>
          </table:table-cell>
          <table:table-cell office:value-type="float" office:value="447614" table:style-name="ce1">
            <text:p>447614</text:p>
          </table:table-cell>
          <table:table-cell office:value-type="float" office:value="1795.76" table:style-name="ce1">
            <text:p>1795,76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Karlsruhe</text:p>
          </table:table-cell>
          <table:table-cell office:value-type="float" office:value="8215" table:style-name="ce1">
            <text:p>8215</text:p>
          </table:table-cell>
          <table:table-cell office:value-type="string" table:style-name="ce1">
            <text:p>BW</text:p>
          </table:table-cell>
          <table:table-cell office:value-type="float" office:value="444232" table:style-name="ce1">
            <text:p>444232</text:p>
          </table:table-cell>
          <table:table-cell office:value-type="float" office:value="1084.96" table:style-name="ce1">
            <text:p>1084,96</text:p>
          </table:table-cell>
          <table:table-cell office:value-type="string" table:style-name="ce1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Ortenaukreis</text:p>
          </table:table-cell>
          <table:table-cell office:value-type="float" office:value="8317" table:style-name="ce1">
            <text:p>8317</text:p>
          </table:table-cell>
          <table:table-cell office:value-type="string" table:style-name="ce1">
            <text:p>BW</text:p>
          </table:table-cell>
          <table:table-cell office:value-type="float" office:value="429479" table:style-name="ce1">
            <text:p>429479</text:p>
          </table:table-cell>
          <table:table-cell office:value-type="float" office:value="1860.81" table:style-name="ce1">
            <text:p>1860,81</text:p>
          </table:table-cell>
          <table:table-cell office:value-type="string" table:style-name="ce1">
            <text:p>https://www.ortenaukreis.d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ms-Murr-Kreis</text:p>
          </table:table-cell>
          <table:table-cell office:value-type="float" office:value="8119" table:style-name="ce1">
            <text:p>8119</text:p>
          </table:table-cell>
          <table:table-cell office:value-type="string" table:style-name="ce1">
            <text:p>BW</text:p>
          </table:table-cell>
          <table:table-cell office:value-type="float" office:value="426158" table:style-name="ce1">
            <text:p>426158</text:p>
          </table:table-cell>
          <table:table-cell office:value-type="float" office:value="858.13" table:style-name="ce1">
            <text:p>858,13</text:p>
          </table:table-cell>
          <table:table-cell office:value-type="string" table:style-name="ce1">
            <text:p>https://www.rems-murr-kreis.de/jugend-gesundheit-soziales/gesundheit/coronavirus-aktuelle-informationen/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Main-Kinzig-Kreis</text:p>
          </table:table-cell>
          <table:table-cell office:value-type="float" office:value="6435" table:style-name="ce1">
            <text:p>6435</text:p>
          </table:table-cell>
          <table:table-cell office:value-type="string" table:style-name="ce1">
            <text:p>HE</text:p>
          </table:table-cell>
          <table:table-cell office:value-type="float" office:value="418950" table:style-name="ce1">
            <text:p>418950</text:p>
          </table:table-cell>
          <table:table-cell office:value-type="float" office:value="1397.55" table:style-name="ce1">
            <text:p>1397,55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Märkischer Kreis</text:p>
          </table:table-cell>
          <table:table-cell office:value-type="float" office:value="5962" table:style-name="ce1">
            <text:p>5962</text:p>
          </table:table-cell>
          <table:table-cell office:value-type="string" table:style-name="ce1">
            <text:p>NW</text:p>
          </table:table-cell>
          <table:table-cell office:value-type="float" office:value="412120" table:style-name="ce1">
            <text:p>412120</text:p>
          </table:table-cell>
          <table:table-cell office:value-type="float" office:value="1061.06" table:style-name="ce1">
            <text:p>1061,06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nna</text:p>
          </table:table-cell>
          <table:table-cell office:value-type="float" office:value="5978" table:style-name="ce1">
            <text:p>5978</text:p>
          </table:table-cell>
          <table:table-cell office:value-type="string" table:style-name="ce1">
            <text:p>NW</text:p>
          </table:table-cell>
          <table:table-cell office:value-type="float" office:value="394782" table:style-name="ce1">
            <text:p>394782</text:p>
          </table:table-cell>
          <table:table-cell office:value-type="float" office:value="543.21" table:style-name="ce1">
            <text:p>543,2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öblingen</text:p>
          </table:table-cell>
          <table:table-cell office:value-type="float" office:value="8115" table:style-name="ce1">
            <text:p>8115</text:p>
          </table:table-cell>
          <table:table-cell office:value-type="string" table:style-name="ce1">
            <text:p>BW</text:p>
          </table:table-cell>
          <table:table-cell office:value-type="float" office:value="391640" table:style-name="ce1">
            <text:p>391640</text:p>
          </table:table-cell>
          <table:table-cell office:value-type="float" office:value="617.82000000000005" table:style-name="ce1">
            <text:p>617,82</text:p>
          </table:table-cell>
          <table:table-cell office:value-type="string" table:style-name="ce1">
            <text:p>https://www.lrabb.de/start/Aktuelles/coronavirus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orken</text:p>
          </table:table-cell>
          <table:table-cell office:value-type="float" office:value="5554" table:style-name="ce1">
            <text:p>5554</text:p>
          </table:table-cell>
          <table:table-cell office:value-type="string" table:style-name="ce1">
            <text:p>NW</text:p>
          </table:table-cell>
          <table:table-cell office:value-type="float" office:value="370676" table:style-name="ce1">
            <text:p>370676</text:p>
          </table:table-cell>
          <table:table-cell office:value-type="float" office:value="1420.98" table:style-name="ce1">
            <text:p>1420,9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ütersloh</text:p>
          </table:table-cell>
          <table:table-cell office:value-type="float" office:value="5754" table:style-name="ce1">
            <text:p>5754</text:p>
          </table:table-cell>
          <table:table-cell office:value-type="string" table:style-name="ce1">
            <text:p>NW</text:p>
          </table:table-cell>
          <table:table-cell office:value-type="float" office:value="364083" table:style-name="ce1">
            <text:p>364083</text:p>
          </table:table-cell>
          <table:table-cell office:value-type="float" office:value="969.21" table:style-name="ce1">
            <text:p>969,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nabrück</text:p>
          </table:table-cell>
          <table:table-cell office:value-type="float" office:value="3459" table:style-name="ce1">
            <text:p>3459</text:p>
          </table:table-cell>
          <table:table-cell office:value-type="string" table:style-name="ce1">
            <text:p>NI</text:p>
          </table:table-cell>
          <table:table-cell office:value-type="float" office:value="357343" table:style-name="ce1">
            <text:p>357343</text:p>
          </table:table-cell>
          <table:table-cell office:value-type="float" office:value="2121.63" table:style-name="ce1">
            <text:p>2121,6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ffenbach</text:p>
          </table:table-cell>
          <table:table-cell office:value-type="float" office:value="6438" table:style-name="ce1">
            <text:p>6438</text:p>
          </table:table-cell>
          <table:table-cell office:value-type="string" table:style-name="ce1">
            <text:p>HE</text:p>
          </table:table-cell>
          <table:table-cell office:value-type="float" office:value="354092" table:style-name="ce1">
            <text:p>354092</text:p>
          </table:table-cell>
          <table:table-cell office:value-type="float" office:value="356.3" table:style-name="ce1">
            <text:p>356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ünchen</text:p>
          </table:table-cell>
          <table:table-cell office:value-type="float" office:value="9184" table:style-name="ce1">
            <text:p>9184</text:p>
          </table:table-cell>
          <table:table-cell office:value-type="string" table:style-name="ce1">
            <text:p>BY</text:p>
          </table:table-cell>
          <table:table-cell office:value-type="float" office:value="348871" table:style-name="ce1">
            <text:p>348871</text:p>
          </table:table-cell>
          <table:table-cell office:value-type="float" office:value="664.25" table:style-name="ce1">
            <text:p>664,2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ppe</text:p>
          </table:table-cell>
          <table:table-cell office:value-type="float" office:value="5766" table:style-name="ce1">
            <text:p>5766</text:p>
          </table:table-cell>
          <table:table-cell office:value-type="string" table:style-name="ce1">
            <text:p>NW</text:p>
          </table:table-cell>
          <table:table-cell office:value-type="float" office:value="348391" table:style-name="ce1">
            <text:p>348391</text:p>
          </table:table-cell>
          <table:table-cell office:value-type="float" office:value="1246.21" table:style-name="ce1">
            <text:p>1246,2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ilbronn</text:p>
          </table:table-cell>
          <table:table-cell office:value-type="float" office:value="8125" table:style-name="ce1">
            <text:p>8125</text:p>
          </table:table-cell>
          <table:table-cell office:value-type="string" table:style-name="ce1">
            <text:p>BW</text:p>
          </table:table-cell>
          <table:table-cell office:value-type="float" office:value="343068" table:style-name="ce1">
            <text:p>343068</text:p>
          </table:table-cell>
          <table:table-cell office:value-type="float" office:value="1099.9000000000001" table:style-name="ce1">
            <text:p>1099,9</text:p>
          </table:table-cell>
          <table:table-cell office:value-type="string" table:style-name="ce1">
            <text:p>https://www.landkreis-heilbronn.de/informationen-zum-coronavirus.44148.ht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rzgebirgskreis</text:p>
          </table:table-cell>
          <table:table-cell office:value-type="float" office:value="14521" table:style-name="ce1">
            <text:p>14521</text:p>
          </table:table-cell>
          <table:table-cell office:value-type="string" table:style-name="ce1">
            <text:p>SN</text:p>
          </table:table-cell>
          <table:table-cell office:value-type="float" office:value="337696" table:style-name="ce1">
            <text:p>337696</text:p>
          </table:table-cell>
          <table:table-cell office:value-type="float" office:value="1827.91" table:style-name="ce1">
            <text:p>1827,9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arbrücken, Regionalverband[FN 1]</text:p>
          </table:table-cell>
          <table:table-cell office:value-type="float" office:value="10041" table:style-name="ce1">
            <text:p>10041</text:p>
          </table:table-cell>
          <table:table-cell office:value-type="string" table:style-name="ce1">
            <text:p>SL</text:p>
          </table:table-cell>
          <table:table-cell office:value-type="float" office:value="329708" table:style-name="ce1">
            <text:p>329708</text:p>
          </table:table-cell>
          <table:table-cell office:value-type="float" office:value="410.64" table:style-name="ce1">
            <text:p>410,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öttingen</text:p>
          </table:table-cell>
          <table:table-cell office:value-type="float" office:value="3159" table:style-name="ce1">
            <text:p>3159</text:p>
          </table:table-cell>
          <table:table-cell office:value-type="string" table:style-name="ce1">
            <text:p>NI</text:p>
          </table:table-cell>
          <table:table-cell office:value-type="float" office:value="328074" table:style-name="ce1">
            <text:p>328074</text:p>
          </table:table-cell>
          <table:table-cell office:value-type="float" office:value="1753.41" table:style-name="ce1">
            <text:p>1753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msland</text:p>
          </table:table-cell>
          <table:table-cell office:value-type="float" office:value="3454" table:style-name="ce1">
            <text:p>3454</text:p>
          </table:table-cell>
          <table:table-cell office:value-type="string" table:style-name="ce1">
            <text:p>NI</text:p>
          </table:table-cell>
          <table:table-cell office:value-type="float" office:value="325657" table:style-name="ce1">
            <text:p>325657</text:p>
          </table:table-cell>
          <table:table-cell office:value-type="float" office:value="2882.07" table:style-name="ce1">
            <text:p>2882,0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nepe-Ruhr-Kreis</text:p>
          </table:table-cell>
          <table:table-cell office:value-type="float" office:value="5954" table:style-name="ce1">
            <text:p>5954</text:p>
          </table:table-cell>
          <table:table-cell office:value-type="string" table:style-name="ce1">
            <text:p>NW</text:p>
          </table:table-cell>
          <table:table-cell office:value-type="float" office:value="324296" table:style-name="ce1">
            <text:p>324296</text:p>
          </table:table-cell>
          <table:table-cell office:value-type="float" office:value="409.64" table:style-name="ce1">
            <text:p>409,6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Zwickau</text:p>
          </table:table-cell>
          <table:table-cell office:value-type="float" office:value="14524" table:style-name="ce1">
            <text:p>14524</text:p>
          </table:table-cell>
          <table:table-cell office:value-type="string" table:style-name="ce1">
            <text:p>SN</text:p>
          </table:table-cell>
          <table:table-cell office:value-type="float" office:value="317531" table:style-name="ce1">
            <text:p>317531</text:p>
          </table:table-cell>
          <table:table-cell office:value-type="float" office:value="949.78" table:style-name="ce1">
            <text:p>949,78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inneberg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SH</text:p>
          </table:table-cell>
          <table:table-cell office:value-type="float" office:value="314391" table:style-name="ce1">
            <text:p>314391</text:p>
          </table:table-cell>
          <table:table-cell office:value-type="float" office:value="664.28" table:style-name="ce1">
            <text:p>664,2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stalbkreis</text:p>
          </table:table-cell>
          <table:table-cell office:value-type="float" office:value="8136" table:style-name="ce1">
            <text:p>8136</text:p>
          </table:table-cell>
          <table:table-cell office:value-type="string" table:style-name="ce1">
            <text:p>BW</text:p>
          </table:table-cell>
          <table:table-cell office:value-type="float" office:value="314002" table:style-name="ce1">
            <text:p>314002</text:p>
          </table:table-cell>
          <table:table-cell office:value-type="float" office:value="1511.54" table:style-name="ce1">
            <text:p>1511,54</text:p>
          </table:table-cell>
          <table:table-cell office:value-type="string" table:style-name="ce1">
            <text:p>https://www.ostalbkreis.de/sixcms/detail.php?_topnav=36&amp;_sub1=31788&amp;_sub2=32062&amp;_sub3=292448&amp;id=2924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leve</text:p>
          </table:table-cell>
          <table:table-cell office:value-type="float" office:value="5154" table:style-name="ce1">
            <text:p>5154</text:p>
          </table:table-cell>
          <table:table-cell office:value-type="string" table:style-name="ce1">
            <text:p>NW</text:p>
          </table:table-cell>
          <table:table-cell office:value-type="float" office:value="310974" table:style-name="ce1">
            <text:p>310974</text:p>
          </table:table-cell>
          <table:table-cell office:value-type="float" office:value="1232.99" table:style-name="ce1">
            <text:p>1232,99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nden-Lübbecke</text:p>
          </table:table-cell>
          <table:table-cell office:value-type="float" office:value="5770" table:style-name="ce1">
            <text:p>5770</text:p>
          </table:table-cell>
          <table:table-cell office:value-type="string" table:style-name="ce1">
            <text:p>NW</text:p>
          </table:table-cell>
          <table:table-cell office:value-type="float" office:value="310710" table:style-name="ce1">
            <text:p>310710</text:p>
          </table:table-cell>
          <table:table-cell office:value-type="float" office:value="1152.4100000000001" table:style-name="ce1">
            <text:p>1152,41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derborn</text:p>
          </table:table-cell>
          <table:table-cell office:value-type="float" office:value="5774" table:style-name="ce1">
            <text:p>5774</text:p>
          </table:table-cell>
          <table:table-cell office:value-type="string" table:style-name="ce1">
            <text:p>NW</text:p>
          </table:table-cell>
          <table:table-cell office:value-type="float" office:value="306890" table:style-name="ce1">
            <text:p>306890</text:p>
          </table:table-cell>
          <table:table-cell office:value-type="float" office:value="1246.8" table:style-name="ce1">
            <text:p>1246,8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Wetteraukreis</text:p>
          </table:table-cell>
          <table:table-cell office:value-type="float" office:value="6440" table:style-name="ce1">
            <text:p>6440</text:p>
          </table:table-cell>
          <table:table-cell office:value-type="string" table:style-name="ce1">
            <text:p>HE</text:p>
          </table:table-cell>
          <table:table-cell office:value-type="float" office:value="306460" table:style-name="ce1">
            <text:p>306460</text:p>
          </table:table-cell>
          <table:table-cell office:value-type="float" office:value="1100.69" table:style-name="ce1">
            <text:p>1100,69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ttelsachsen</text:p>
          </table:table-cell>
          <table:table-cell office:value-type="float" office:value="14522" table:style-name="ce1">
            <text:p>14522</text:p>
          </table:table-cell>
          <table:table-cell office:value-type="string" table:style-name="ce1">
            <text:p>SN</text:p>
          </table:table-cell>
          <table:table-cell office:value-type="float" office:value="306185" table:style-name="ce1">
            <text:p>306185</text:p>
          </table:table-cell>
          <table:table-cell office:value-type="float" office:value="2116.85" table:style-name="ce1">
            <text:p>2116,8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est</text:p>
          </table:table-cell>
          <table:table-cell office:value-type="float" office:value="5974" table:style-name="ce1">
            <text:p>5974</text:p>
          </table:table-cell>
          <table:table-cell office:value-type="string" table:style-name="ce1">
            <text:p>NW</text:p>
          </table:table-cell>
          <table:table-cell office:value-type="float" office:value="301902" table:style-name="ce1">
            <text:p>301902</text:p>
          </table:table-cell>
          <table:table-cell office:value-type="float" office:value="1328.63" table:style-name="ce1">
            <text:p>1328,63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 table:visibility="filter">
          <table:table-cell office:value-type="string" table:style-name="ce1">
            <text:p>Bautzen</text:p>
          </table:table-cell>
          <table:table-cell office:value-type="float" office:value="14625" table:style-name="ce1">
            <text:p>14625</text:p>
          </table:table-cell>
          <table:table-cell office:value-type="string" table:style-name="ce1">
            <text:p>SN</text:p>
          </table:table-cell>
          <table:table-cell office:value-type="float" office:value="300880" table:style-name="ce1">
            <text:p>300880</text:p>
          </table:table-cell>
          <table:table-cell office:value-type="float" office:value="2395.61" table:style-name="ce1">
            <text:p>2395,61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iersen</text:p>
          </table:table-cell>
          <table:table-cell office:value-type="float" office:value="5166" table:style-name="ce1">
            <text:p>5166</text:p>
          </table:table-cell>
          <table:table-cell office:value-type="string" table:style-name="ce1">
            <text:p>NW</text:p>
          </table:table-cell>
          <table:table-cell office:value-type="float" office:value="298935" table:style-name="ce1">
            <text:p>298935</text:p>
          </table:table-cell>
          <table:table-cell office:value-type="float" office:value="563.28" table:style-name="ce1">
            <text:p>563,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rmstadt-Dieburg</text:p>
          </table:table-cell>
          <table:table-cell office:value-type="float" office:value="6432" table:style-name="ce1">
            <text:p>6432</text:p>
          </table:table-cell>
          <table:table-cell office:value-type="string" table:style-name="ce1">
            <text:p>HE</text:p>
          </table:table-cell>
          <table:table-cell office:value-type="float" office:value="297399" table:style-name="ce1">
            <text:p>297399</text:p>
          </table:table-cell>
          <table:table-cell office:value-type="float" office:value="658.65" table:style-name="ce1">
            <text:p>658,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utlingen</text:p>
          </table:table-cell>
          <table:table-cell office:value-type="float" office:value="8415" table:style-name="ce1">
            <text:p>8415</text:p>
          </table:table-cell>
          <table:table-cell office:value-type="string" table:style-name="ce1">
            <text:p>BW</text:p>
          </table:table-cell>
          <table:table-cell office:value-type="float" office:value="286748" table:style-name="ce1">
            <text:p>286748</text:p>
          </table:table-cell>
          <table:table-cell office:value-type="float" office:value="1092.74" table:style-name="ce1">
            <text:p>1092,74</text:p>
          </table:table-cell>
          <table:table-cell office:value-type="string" table:style-name="ce1">
            <text:p>https://www.kreis-reutlingen.de/de/Aktuelles/Landkreis-aktuell/Landkreis-aktuell?view=publish&amp;item=article&amp;id=19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onstanz</text:p>
          </table:table-cell>
          <table:table-cell office:value-type="float" office:value="8335" table:style-name="ce1">
            <text:p>8335</text:p>
          </table:table-cell>
          <table:table-cell office:value-type="string" table:style-name="ce1">
            <text:p>BW</text:p>
          </table:table-cell>
          <table:table-cell office:value-type="float" office:value="285325" table:style-name="ce1">
            <text:p>285325</text:p>
          </table:table-cell>
          <table:table-cell office:value-type="float" office:value="817.97" table:style-name="ce1">
            <text:p>817,97</text:p>
          </table:table-cell>
          <table:table-cell office:value-type="string" table:style-name="ce1">
            <text:p>https://www.lrakn.de/,Lde/service-und-verwaltung/aemter/gesundheit+und+versorgung/coronavirus</text:p>
          </table:table-cell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 table:visibility="filter">
          <table:table-cell office:value-type="string" table:style-name="ce1">
            <text:p>Ravensburg</text:p>
          </table:table-cell>
          <table:table-cell office:value-type="float" office:value="8436" table:style-name="ce1">
            <text:p>8436</text:p>
          </table:table-cell>
          <table:table-cell office:value-type="string" table:style-name="ce1">
            <text:p>BW</text:p>
          </table:table-cell>
          <table:table-cell office:value-type="float" office:value="284285" table:style-name="ce1">
            <text:p>284285</text:p>
          </table:table-cell>
          <table:table-cell office:value-type="float" office:value="1631.86" table:style-name="ce1">
            <text:p>1631,86</text:p>
          </table:table-cell>
          <table:table-cell office:value-type="string" table:style-name="ce1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heinisch-Bergischer Kreis</text:p>
          </table:table-cell>
          <table:table-cell office:value-type="float" office:value="5378" table:style-name="ce1">
            <text:p>5378</text:p>
          </table:table-cell>
          <table:table-cell office:value-type="string" table:style-name="ce1">
            <text:p>NW</text:p>
          </table:table-cell>
          <table:table-cell office:value-type="float" office:value="283455" table:style-name="ce1">
            <text:p>283455</text:p>
          </table:table-cell>
          <table:table-cell office:value-type="float" office:value="437.32" table:style-name="ce1">
            <text:p>437,3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egen-Wittgenstein</text:p>
          </table:table-cell>
          <table:table-cell office:value-type="float" office:value="5970" table:style-name="ce1">
            <text:p>5970</text:p>
          </table:table-cell>
          <table:table-cell office:value-type="string" table:style-name="ce1">
            <text:p>NW</text:p>
          </table:table-cell>
          <table:table-cell office:value-type="float" office:value="278210" table:style-name="ce1">
            <text:p>278210</text:p>
          </table:table-cell>
          <table:table-cell office:value-type="float" office:value="1132.8900000000001" table:style-name="ce1">
            <text:p>1132,89</text:p>
          </table:table-cell>
          <table:table-cell office:value-type="string" table:style-name="ce2">
            <text:p>https://www.siegen-wittgenstein.de/Startseite/index.php?La=1&amp;object=tx,2170.2450.1&amp;kat=&amp;kuo=2&amp;sub=0&amp;NavID=2170.60.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arendorf</text:p>
          </table:table-cell>
          <table:table-cell office:value-type="float" office:value="5570" table:style-name="ce1">
            <text:p>5570</text:p>
          </table:table-cell>
          <table:table-cell office:value-type="string" table:style-name="ce1">
            <text:p>NW</text:p>
          </table:table-cell>
          <table:table-cell office:value-type="float" office:value="277783" table:style-name="ce1">
            <text:p>277783</text:p>
          </table:table-cell>
          <table:table-cell office:value-type="float" office:value="1319.41" table:style-name="ce1">
            <text:p>1319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ldesheim</text:p>
          </table:table-cell>
          <table:table-cell office:value-type="float" office:value="3254" table:style-name="ce1">
            <text:p>3254</text:p>
          </table:table-cell>
          <table:table-cell office:value-type="string" table:style-name="ce1">
            <text:p>NI</text:p>
          </table:table-cell>
          <table:table-cell office:value-type="float" office:value="276594" table:style-name="ce1">
            <text:p>276594</text:p>
          </table:table-cell>
          <table:table-cell office:value-type="float" office:value="1206.03" table:style-name="ce1">
            <text:p>1206,03</text:p>
          </table:table-cell>
          <table:table-cell office:value-type="string" table:style-name="ce1">
            <text:p>https://landkreishildesheim.de/Politik-Verwaltung/Verwaltung/Presse/Pressemitteilunge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geberg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H</text:p>
          </table:table-cell>
          <table:table-cell office:value-type="float" office:value="276032" table:style-name="ce1">
            <text:p>276032</text:p>
          </table:table-cell>
          <table:table-cell office:value-type="float" office:value="1344.39" table:style-name="ce1">
            <text:p>1344,39</text:p>
          </table:table-cell>
          <table:table-cell office:value-type="string" table:style-name="ce1">
            <text:p>https://www.segeberg.de/Quicknavigation/Startseit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oß-Gerau</text:p>
          </table:table-cell>
          <table:table-cell office:value-type="float" office:value="6433" table:style-name="ce1">
            <text:p>6433</text:p>
          </table:table-cell>
          <table:table-cell office:value-type="string" table:style-name="ce1">
            <text:p>HE</text:p>
          </table:table-cell>
          <table:table-cell office:value-type="float" office:value="274526" table:style-name="ce1">
            <text:p>274526</text:p>
          </table:table-cell>
          <table:table-cell office:value-type="float" office:value="453.04" table:style-name="ce1">
            <text:p>453,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ndsburg-Eckernförde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SH</text:p>
          </table:table-cell>
          <table:table-cell office:value-type="float" office:value="272775" table:style-name="ce1">
            <text:p>272775</text:p>
          </table:table-cell>
          <table:table-cell office:value-type="float" office:value="2189.17" table:style-name="ce1">
            <text:p>2189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bergischer Kreis</text:p>
          </table:table-cell>
          <table:table-cell office:value-type="float" office:value="5374" table:style-name="ce1">
            <text:p>5374</text:p>
          </table:table-cell>
          <table:table-cell office:value-type="string" table:style-name="ce1">
            <text:p>NW</text:p>
          </table:table-cell>
          <table:table-cell office:value-type="float" office:value="272471" table:style-name="ce1">
            <text:p>272471</text:p>
          </table:table-cell>
          <table:table-cell office:value-type="float" office:value="918.84" table:style-name="ce1">
            <text:p>918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gstraße</text:p>
          </table:table-cell>
          <table:table-cell office:value-type="float" office:value="6431" table:style-name="ce1">
            <text:p>6431</text:p>
          </table:table-cell>
          <table:table-cell office:value-type="string" table:style-name="ce1">
            <text:p>HE</text:p>
          </table:table-cell>
          <table:table-cell office:value-type="float" office:value="269694" table:style-name="ce1">
            <text:p>269694</text:p>
          </table:table-cell>
          <table:table-cell office:value-type="float" office:value="719.52" table:style-name="ce1">
            <text:p>719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ießen</text:p>
          </table:table-cell>
          <table:table-cell office:value-type="float" office:value="6531" table:style-name="ce1">
            <text:p>6531</text:p>
          </table:table-cell>
          <table:table-cell office:value-type="string" table:style-name="ce1">
            <text:p>HE</text:p>
          </table:table-cell>
          <table:table-cell office:value-type="float" office:value="268876" table:style-name="ce1">
            <text:p>268876</text:p>
          </table:table-cell>
          <table:table-cell office:value-type="float" office:value="854.67" table:style-name="ce1">
            <text:p>854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üren</text:p>
          </table:table-cell>
          <table:table-cell office:value-type="float" office:value="5358" table:style-name="ce1">
            <text:p>5358</text:p>
          </table:table-cell>
          <table:table-cell office:value-type="string" table:style-name="ce1">
            <text:p>NW</text:p>
          </table:table-cell>
          <table:table-cell office:value-type="float" office:value="263722" table:style-name="ce1">
            <text:p>263722</text:p>
          </table:table-cell>
          <table:table-cell office:value-type="float" office:value="941.37" table:style-name="ce1">
            <text:p>941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reisgau-Hochschwarzwald</text:p>
          </table:table-cell>
          <table:table-cell office:value-type="float" office:value="8315" table:style-name="ce1">
            <text:p>8315</text:p>
          </table:table-cell>
          <table:table-cell office:value-type="string" table:style-name="ce1">
            <text:p>BW</text:p>
          </table:table-cell>
          <table:table-cell office:value-type="float" office:value="262795" table:style-name="ce1">
            <text:p>262795</text:p>
          </table:table-cell>
          <table:table-cell office:value-type="float" office:value="1378.34" table:style-name="ce1">
            <text:p>1378,34</text:p>
          </table:table-cell>
          <table:table-cell office:value-type="string" table:style-name="ce1">
            <text:p>https://www.breisgau-hochschwarzwald.de/pb/Breisgau-Hochschwarzwald/Start/Service+_+Verwaltung/Corona-Virus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senheim</text:p>
          </table:table-cell>
          <table:table-cell office:value-type="float" office:value="9187" table:style-name="ce1">
            <text:p>9187</text:p>
          </table:table-cell>
          <table:table-cell office:value-type="string" table:style-name="ce1">
            <text:p>BY</text:p>
          </table:table-cell>
          <table:table-cell office:value-type="float" office:value="260983" table:style-name="ce1">
            <text:p>260983</text:p>
          </table:table-cell>
          <table:table-cell office:value-type="float" office:value="1439.54" table:style-name="ce1">
            <text:p>1439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ochsauerlandkreis</text:p>
          </table:table-cell>
          <table:table-cell office:value-type="float" office:value="5958" table:style-name="ce1">
            <text:p>5958</text:p>
          </table:table-cell>
          <table:table-cell office:value-type="string" table:style-name="ce1">
            <text:p>NW</text:p>
          </table:table-cell>
          <table:table-cell office:value-type="float" office:value="260475" table:style-name="ce1">
            <text:p>260475</text:p>
          </table:table-cell>
          <table:table-cell office:value-type="float" office:value="1960.17" table:style-name="ce1">
            <text:p>1960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cklenburgische Seenplatte</text:p>
          </table:table-cell>
          <table:table-cell office:value-type="float" office:value="13071" table:style-name="ce1">
            <text:p>13071</text:p>
          </table:table-cell>
          <table:table-cell office:value-type="string" table:style-name="ce1">
            <text:p>MV</text:p>
          </table:table-cell>
          <table:table-cell office:value-type="float" office:value="259130" table:style-name="ce1">
            <text:p>259130</text:p>
          </table:table-cell>
          <table:table-cell office:value-type="float" office:value="5470.35" table:style-name="ce1">
            <text:p>5470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ipzig</text:p>
          </table:table-cell>
          <table:table-cell office:value-type="float" office:value="14729" table:style-name="ce1">
            <text:p>14729</text:p>
          </table:table-cell>
          <table:table-cell office:value-type="string" table:style-name="ce1">
            <text:p>SN</text:p>
          </table:table-cell>
          <table:table-cell office:value-type="float" office:value="257763" table:style-name="ce1">
            <text:p>257763</text:p>
          </table:table-cell>
          <table:table-cell office:value-type="float" office:value="1651.3" table:style-name="ce1">
            <text:p>1651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öppingen</text:p>
          </table:table-cell>
          <table:table-cell office:value-type="float" office:value="8117" table:style-name="ce1">
            <text:p>8117</text:p>
          </table:table-cell>
          <table:table-cell office:value-type="string" table:style-name="ce1">
            <text:p>BW</text:p>
          </table:table-cell>
          <table:table-cell office:value-type="float" office:value="257253" table:style-name="ce1">
            <text:p>257253</text:p>
          </table:table-cell>
          <table:table-cell office:value-type="float" office:value="642.36" table:style-name="ce1">
            <text:p>642,36</text:p>
          </table:table-cell>
          <table:table-cell office:value-type="string" table:style-name="ce1">
            <text:p>https://www.landkreis-goeppingen.de/start/_Aktuelles/coronavirus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örlitz</text:p>
          </table:table-cell>
          <table:table-cell office:value-type="float" office:value="14626" table:style-name="ce1">
            <text:p>14626</text:p>
          </table:table-cell>
          <table:table-cell office:value-type="string" table:style-name="ce1">
            <text:p>SN</text:p>
          </table:table-cell>
          <table:table-cell office:value-type="float" office:value="254894" table:style-name="ce1">
            <text:p>254894</text:p>
          </table:table-cell>
          <table:table-cell office:value-type="float" office:value="2111.41" table:style-name="ce1">
            <text:p>2111,41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einsberg</text:p>
          </table:table-cell>
          <table:table-cell office:value-type="float" office:value="5370" table:style-name="ce1">
            <text:p>5370</text:p>
          </table:table-cell>
          <table:table-cell office:value-type="string" table:style-name="ce1">
            <text:p>NW</text:p>
          </table:table-cell>
          <table:table-cell office:value-type="float" office:value="254322" table:style-name="ce1">
            <text:p>254322</text:p>
          </table:table-cell>
          <table:table-cell office:value-type="float" office:value="627.99" table:style-name="ce1">
            <text:p>627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hn-Dill-Kreis</text:p>
          </table:table-cell>
          <table:table-cell office:value-type="float" office:value="6532" table:style-name="ce1">
            <text:p>6532</text:p>
          </table:table-cell>
          <table:table-cell office:value-type="string" table:style-name="ce1">
            <text:p>HE</text:p>
          </table:table-cell>
          <table:table-cell office:value-type="float" office:value="253777" table:style-name="ce1">
            <text:p>253777</text:p>
          </table:table-cell>
          <table:table-cell office:value-type="float" office:value="1066.52" table:style-name="ce1">
            <text:p>1066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rburg</text:p>
          </table:table-cell>
          <table:table-cell office:value-type="float" office:value="3353" table:style-name="ce1">
            <text:p>3353</text:p>
          </table:table-cell>
          <table:table-cell office:value-type="string" table:style-name="ce1">
            <text:p>NI</text:p>
          </table:table-cell>
          <table:table-cell office:value-type="float" office:value="252776" table:style-name="ce1">
            <text:p>252776</text:p>
          </table:table-cell>
          <table:table-cell office:value-type="float" office:value="1245.03" table:style-name="ce1">
            <text:p>1245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gsburg</text:p>
          </table:table-cell>
          <table:table-cell office:value-type="float" office:value="9772" table:style-name="ce1">
            <text:p>9772</text:p>
          </table:table-cell>
          <table:table-cell office:value-type="string" table:style-name="ce1">
            <text:p>BY</text:p>
          </table:table-cell>
          <table:table-cell office:value-type="float" office:value="251534" table:style-name="ce1">
            <text:p>251534</text:p>
          </table:table-cell>
          <table:table-cell office:value-type="float" office:value="1071.1300000000001" table:style-name="ce1">
            <text:p>1071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ford</text:p>
          </table:table-cell>
          <table:table-cell office:value-type="float" office:value="5758" table:style-name="ce1">
            <text:p>5758</text:p>
          </table:table-cell>
          <table:table-cell office:value-type="string" table:style-name="ce1">
            <text:p>NW</text:p>
          </table:table-cell>
          <table:table-cell office:value-type="float" office:value="250783" table:style-name="ce1">
            <text:p>250783</text:p>
          </table:table-cell>
          <table:table-cell office:value-type="float" office:value="450.41" table:style-name="ce1">
            <text:p>450,4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burg-Biedenkopf</text:p>
          </table:table-cell>
          <table:table-cell office:value-type="float" office:value="6534" table:style-name="ce1">
            <text:p>6534</text:p>
          </table:table-cell>
          <table:table-cell office:value-type="string" table:style-name="ce1">
            <text:p>HE</text:p>
          </table:table-cell>
          <table:table-cell office:value-type="float" office:value="246648" table:style-name="ce1">
            <text:p>246648</text:p>
          </table:table-cell>
          <table:table-cell office:value-type="float" office:value="1262.55" table:style-name="ce1">
            <text:p>1262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ächsische Schweiz-Osterzgebirge</text:p>
          </table:table-cell>
          <table:table-cell office:value-type="float" office:value="14628" table:style-name="ce1">
            <text:p>14628</text:p>
          </table:table-cell>
          <table:table-cell office:value-type="string" table:style-name="ce1">
            <text:p>SN</text:p>
          </table:table-cell>
          <table:table-cell office:value-type="float" office:value="245611" table:style-name="ce1">
            <text:p>245611</text:p>
          </table:table-cell>
          <table:table-cell office:value-type="float" office:value="1654.19" table:style-name="ce1">
            <text:p>1654,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ormarn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SH</text:p>
          </table:table-cell>
          <table:table-cell office:value-type="float" office:value="243196" table:style-name="ce1">
            <text:p>243196</text:p>
          </table:table-cell>
          <table:table-cell office:value-type="float" office:value="766.33" table:style-name="ce1">
            <text:p>766,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eißen</text:p>
          </table:table-cell>
          <table:table-cell office:value-type="float" office:value="14627" table:style-name="ce1">
            <text:p>14627</text:p>
          </table:table-cell>
          <table:table-cell office:value-type="string" table:style-name="ce1">
            <text:p>SN</text:p>
          </table:table-cell>
          <table:table-cell office:value-type="float" office:value="242165" table:style-name="ce1">
            <text:p>242165</text:p>
          </table:table-cell>
          <table:table-cell office:value-type="float" office:value="1454.59" table:style-name="ce1">
            <text:p>1454,5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-Taunus-Kreis</text:p>
          </table:table-cell>
          <table:table-cell office:value-type="float" office:value="6436" table:style-name="ce1">
            <text:p>6436</text:p>
          </table:table-cell>
          <table:table-cell office:value-type="string" table:style-name="ce1">
            <text:p>HE</text:p>
          </table:table-cell>
          <table:table-cell office:value-type="float" office:value="237735" table:style-name="ce1">
            <text:p>237735</text:p>
          </table:table-cell>
          <table:table-cell office:value-type="float" office:value="222.39" table:style-name="ce1">
            <text:p>222,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orpommern-Greifswald</text:p>
          </table:table-cell>
          <table:table-cell office:value-type="float" office:value="13075" table:style-name="ce1">
            <text:p>13075</text:p>
          </table:table-cell>
          <table:table-cell office:value-type="string" table:style-name="ce1">
            <text:p>MV</text:p>
          </table:table-cell>
          <table:table-cell office:value-type="float" office:value="236697" table:style-name="ce1">
            <text:p>236697</text:p>
          </table:table-cell>
          <table:table-cell office:value-type="float" office:value="3929.73" table:style-name="ce1">
            <text:p>3929,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assel</text:p>
          </table:table-cell>
          <table:table-cell office:value-type="float" office:value="6633" table:style-name="ce1">
            <text:p>6633</text:p>
          </table:table-cell>
          <table:table-cell office:value-type="string" table:style-name="ce1">
            <text:p>HE</text:p>
          </table:table-cell>
          <table:table-cell office:value-type="float" office:value="236633" table:style-name="ce1">
            <text:p>236633</text:p>
          </table:table-cell>
          <table:table-cell office:value-type="float" office:value="1292.92" table:style-name="ce1">
            <text:p>1292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ochtaunuskreis</text:p>
          </table:table-cell>
          <table:table-cell office:value-type="float" office:value="6434" table:style-name="ce1">
            <text:p>6434</text:p>
          </table:table-cell>
          <table:table-cell office:value-type="string" table:style-name="ce1">
            <text:p>HE</text:p>
          </table:table-cell>
          <table:table-cell office:value-type="float" office:value="236564" table:style-name="ce1">
            <text:p>236564</text:p>
          </table:table-cell>
          <table:table-cell office:value-type="float" office:value="482.02" table:style-name="ce1">
            <text:p>482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astatt</text:p>
          </table:table-cell>
          <table:table-cell office:value-type="float" office:value="8216" table:style-name="ce1">
            <text:p>8216</text:p>
          </table:table-cell>
          <table:table-cell office:value-type="string" table:style-name="ce1">
            <text:p>BW</text:p>
          </table:table-cell>
          <table:table-cell office:value-type="float" office:value="231018" table:style-name="ce1">
            <text:p>231018</text:p>
          </table:table-cell>
          <table:table-cell office:value-type="float" office:value="738.75" table:style-name="ce1">
            <text:p>738,75</text:p>
          </table:table-cell>
          <table:table-cell office:value-type="string" table:style-name="ce1">
            <text:p><text:a xlink:href="https://www.baden-baden.de/buergerservice/news/corona-aktuell_9635/">https://www.baden-baden.de/buergerservice/news/corona-aktuell_9635/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örrach</text:p>
          </table:table-cell>
          <table:table-cell office:value-type="float" office:value="8336" table:style-name="ce1">
            <text:p>8336</text:p>
          </table:table-cell>
          <table:table-cell office:value-type="string" table:style-name="ce1">
            <text:p>BW</text:p>
          </table:table-cell>
          <table:table-cell office:value-type="float" office:value="228639" table:style-name="ce1">
            <text:p>228639</text:p>
          </table:table-cell>
          <table:table-cell office:value-type="float" office:value="806.76" table:style-name="ce1">
            <text:p>806,76</text:p>
          </table:table-cell>
          <table:table-cell office:value-type="string" table:style-name="ce1">
            <text:p>https://www.loerrach-landkreis.de/de/Service-Verwaltung/Fachbereiche/Gesundheit/Sachgebiete/Sachgebiet/Coron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ogtlandkreis</text:p>
          </table:table-cell>
          <table:table-cell office:value-type="float" office:value="14523" table:style-name="ce1">
            <text:p>14523</text:p>
          </table:table-cell>
          <table:table-cell office:value-type="string" table:style-name="ce1">
            <text:p>SN</text:p>
          </table:table-cell>
          <table:table-cell office:value-type="float" office:value="227796" table:style-name="ce1">
            <text:p>227796</text:p>
          </table:table-cell>
          <table:table-cell office:value-type="float" office:value="1412.42" table:style-name="ce1">
            <text:p>1412,42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Tübingen</text:p>
          </table:table-cell>
          <table:table-cell office:value-type="float" office:value="8416" table:style-name="ce1">
            <text:p>8416</text:p>
          </table:table-cell>
          <table:table-cell office:value-type="string" table:style-name="ce1">
            <text:p>BW</text:p>
          </table:table-cell>
          <table:table-cell office:value-type="float" office:value="227331" table:style-name="ce1">
            <text:p>227331</text:p>
          </table:table-cell>
          <table:table-cell office:value-type="float" office:value="519.20000000000005" table:style-name="ce1">
            <text:p>519,2</text:p>
          </table:table-cell>
          <table:table-cell office:value-type="string" table:style-name="ce1">
            <text:p>https://www.kreis-tuebingen.de/Startseite.html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orpommern-Rügen</text:p>
          </table:table-cell>
          <table:table-cell office:value-type="float" office:value="13073" table:style-name="ce1">
            <text:p>13073</text:p>
          </table:table-cell>
          <table:table-cell office:value-type="string" table:style-name="ce1">
            <text:p>MV</text:p>
          </table:table-cell>
          <table:table-cell office:value-type="float" office:value="224684" table:style-name="ce1">
            <text:p>224684</text:p>
          </table:table-cell>
          <table:table-cell office:value-type="float" office:value="3207.37" table:style-name="ce1">
            <text:p>3207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ulda</text:p>
          </table:table-cell>
          <table:table-cell office:value-type="float" office:value="6631" table:style-name="ce1">
            <text:p>6631</text:p>
          </table:table-cell>
          <table:table-cell office:value-type="string" table:style-name="ce1">
            <text:p>HE</text:p>
          </table:table-cell>
          <table:table-cell office:value-type="float" office:value="222584" table:style-name="ce1">
            <text:p>222584</text:p>
          </table:table-cell>
          <table:table-cell office:value-type="float" office:value="1380.4" table:style-name="ce1">
            <text:p>1380,4</text:p>
          </table:table-cell>
          <table:table-cell office:value-type="string" table:style-name="ce2">
            <text:p>https://www.landkreis-fulda.de/buergerservice/gesundheit/aktuelles#c1113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esfeld</text:p>
          </table:table-cell>
          <table:table-cell office:value-type="float" office:value="5558" table:style-name="ce1">
            <text:p>5558</text:p>
          </table:table-cell>
          <table:table-cell office:value-type="string" table:style-name="ce1">
            <text:p>NW</text:p>
          </table:table-cell>
          <table:table-cell office:value-type="float" office:value="219929" table:style-name="ce1">
            <text:p>219929</text:p>
          </table:table-cell>
          <table:table-cell office:value-type="float" office:value="1112.04" table:style-name="ce1">
            <text:p>1112,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ürstenfeldbruck</text:p>
          </table:table-cell>
          <table:table-cell office:value-type="float" office:value="9179" table:style-name="ce1">
            <text:p>9179</text:p>
          </table:table-cell>
          <table:table-cell office:value-type="string" table:style-name="ce1">
            <text:p>BY</text:p>
          </table:table-cell>
          <table:table-cell office:value-type="float" office:value="219320" table:style-name="ce1">
            <text:p>219320</text:p>
          </table:table-cell>
          <table:table-cell office:value-type="float" office:value="434.79" table:style-name="ce1">
            <text:p>434,7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epholz</text:p>
          </table:table-cell>
          <table:table-cell office:value-type="float" office:value="3251" table:style-name="ce1">
            <text:p>3251</text:p>
          </table:table-cell>
          <table:table-cell office:value-type="string" table:style-name="ce1">
            <text:p>NI</text:p>
          </table:table-cell>
          <table:table-cell office:value-type="float" office:value="216886" table:style-name="ce1">
            <text:p>216886</text:p>
          </table:table-cell>
          <table:table-cell office:value-type="float" office:value="1988.14" table:style-name="ce1">
            <text:p>1988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odenseekreis</text:p>
          </table:table-cell>
          <table:table-cell office:value-type="float" office:value="8435" table:style-name="ce1">
            <text:p>8435</text:p>
          </table:table-cell>
          <table:table-cell office:value-type="string" table:style-name="ce1">
            <text:p>BW</text:p>
          </table:table-cell>
          <table:table-cell office:value-type="float" office:value="216227" table:style-name="ce1">
            <text:p>216227</text:p>
          </table:table-cell>
          <table:table-cell office:value-type="float" office:value="664.81" table:style-name="ce1">
            <text:p>664,81</text:p>
          </table:table-cell>
          <table:table-cell office:value-type="string" table:style-name="ce1">
            <text:p>https://www.bodenseekreis.de/de/soziales-gesundheit/gesundheit/infektionsschutz/infektionskrankheiten/corona-virus/</text:p>
          </table:table-cell>
          <table:table-cell office:value-type="string" table:style-name="ce1">
            <text:p>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stock</text:p>
          </table:table-cell>
          <table:table-cell office:value-type="float" office:value="13072" table:style-name="ce1">
            <text:p>13072</text:p>
          </table:table-cell>
          <table:table-cell office:value-type="string" table:style-name="ce1">
            <text:p>MV</text:p>
          </table:table-cell>
          <table:table-cell office:value-type="float" office:value="215113" table:style-name="ce1">
            <text:p>215113</text:p>
          </table:table-cell>
          <table:table-cell office:value-type="float" office:value="3422.51" table:style-name="ce1">
            <text:p>3422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otsdam-Mittelmark</text:p>
          </table:table-cell>
          <table:table-cell office:value-type="float" office:value="12069" table:style-name="ce1">
            <text:p>12069</text:p>
          </table:table-cell>
          <table:table-cell office:value-type="string" table:style-name="ce1">
            <text:p>BB</text:p>
          </table:table-cell>
          <table:table-cell office:value-type="float" office:value="214664" table:style-name="ce1">
            <text:p>214664</text:p>
          </table:table-cell>
          <table:table-cell office:value-type="float" office:value="2591.61" table:style-name="ce1">
            <text:p>2591,6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rz</text:p>
          </table:table-cell>
          <table:table-cell office:value-type="float" office:value="15085" table:style-name="ce1">
            <text:p>15085</text:p>
          </table:table-cell>
          <table:table-cell office:value-type="string" table:style-name="ce1">
            <text:p>ST</text:p>
          </table:table-cell>
          <table:table-cell office:value-type="float" office:value="214446" table:style-name="ce1">
            <text:p>214446</text:p>
          </table:table-cell>
          <table:table-cell office:value-type="float" office:value="2104.54" table:style-name="ce1">
            <text:p>2104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yen-Koblenz</text:p>
          </table:table-cell>
          <table:table-cell office:value-type="float" office:value="7137" table:style-name="ce1">
            <text:p>7137</text:p>
          </table:table-cell>
          <table:table-cell office:value-type="string" table:style-name="ce1">
            <text:p>RP</text:p>
          </table:table-cell>
          <table:table-cell office:value-type="float" office:value="214259" table:style-name="ce1">
            <text:p>214259</text:p>
          </table:table-cell>
          <table:table-cell office:value-type="float" office:value="817.25" table:style-name="ce1">
            <text:p>817,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udwigslust-Parchim</text:p>
          </table:table-cell>
          <table:table-cell office:value-type="float" office:value="13076" table:style-name="ce1">
            <text:p>13076</text:p>
          </table:table-cell>
          <table:table-cell office:value-type="string" table:style-name="ce1">
            <text:p>MV</text:p>
          </table:table-cell>
          <table:table-cell office:value-type="float" office:value="212618" table:style-name="ce1">
            <text:p>212618</text:p>
          </table:table-cell>
          <table:table-cell office:value-type="float" office:value="4752.4399999999996" table:style-name="ce1">
            <text:p>4752,4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Schwarzwald-Baar-Kreis</text:p>
          </table:table-cell>
          <table:table-cell office:value-type="float" office:value="8326" table:style-name="ce1">
            <text:p>8326</text:p>
          </table:table-cell>
          <table:table-cell office:value-type="string" table:style-name="ce1">
            <text:p>BW</text:p>
          </table:table-cell>
          <table:table-cell office:value-type="float" office:value="212381" table:style-name="ce1">
            <text:p>212381</text:p>
          </table:table-cell>
          <table:table-cell office:value-type="float" office:value="1025.27" table:style-name="ce1">
            <text:p>1025,27</text:p>
          </table:table-cell>
          <table:table-cell office:value-type="string" table:style-name="ce1">
            <text:p>https://www.lrasbk.de/Kurzmen%C3%BC/Startseite/Infos-zum-Coronavirus.php?object=tx,2961.5&amp;ModID=7&amp;FID=2961.13112.1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berhavel</text:p>
          </table:table-cell>
          <table:table-cell office:value-type="float" office:value="12065" table:style-name="ce1">
            <text:p>12065</text:p>
          </table:table-cell>
          <table:table-cell office:value-type="string" table:style-name="ce1">
            <text:p>BB</text:p>
          </table:table-cell>
          <table:table-cell office:value-type="float" office:value="211249" table:style-name="ce1">
            <text:p>211249</text:p>
          </table:table-cell>
          <table:table-cell office:value-type="float" office:value="1808.18" table:style-name="ce1">
            <text:p>1808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z-Bingen</text:p>
          </table:table-cell>
          <table:table-cell office:value-type="float" office:value="7339" table:style-name="ce1">
            <text:p>7339</text:p>
          </table:table-cell>
          <table:table-cell office:value-type="string" table:style-name="ce1">
            <text:p>RP</text:p>
          </table:table-cell>
          <table:table-cell office:value-type="float" office:value="210889" table:style-name="ce1">
            <text:p>210889</text:p>
          </table:table-cell>
          <table:table-cell office:value-type="float" office:value="605.77" table:style-name="ce1">
            <text:p>605,7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de</text:p>
          </table:table-cell>
          <table:table-cell office:value-type="float" office:value="3359" table:style-name="ce1">
            <text:p>3359</text:p>
          </table:table-cell>
          <table:table-cell office:value-type="string" table:style-name="ce1">
            <text:p>NI</text:p>
          </table:table-cell>
          <table:table-cell office:value-type="float" office:value="203102" table:style-name="ce1">
            <text:p>203102</text:p>
          </table:table-cell>
          <table:table-cell office:value-type="float" office:value="1266.02" table:style-name="ce1">
            <text:p>1266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sterwaldkreis</text:p>
          </table:table-cell>
          <table:table-cell office:value-type="float" office:value="7143" table:style-name="ce1">
            <text:p>7143</text:p>
          </table:table-cell>
          <table:table-cell office:value-type="string" table:style-name="ce1">
            <text:p>RP</text:p>
          </table:table-cell>
          <table:table-cell office:value-type="float" office:value="201597" table:style-name="ce1">
            <text:p>201597</text:p>
          </table:table-cell>
          <table:table-cell office:value-type="float" office:value="988.95" table:style-name="ce1">
            <text:p>988,95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stholstein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SH</text:p>
          </table:table-cell>
          <table:table-cell office:value-type="float" office:value="200581" table:style-name="ce1">
            <text:p>200581</text:p>
          </table:table-cell>
          <table:table-cell office:value-type="float" office:value="1392.55" table:style-name="ce1">
            <text:p>1392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leswig-Flensburg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SH</text:p>
          </table:table-cell>
          <table:table-cell office:value-type="float" office:value="200025" table:style-name="ce1">
            <text:p>200025</text:p>
          </table:table-cell>
          <table:table-cell office:value-type="float" office:value="2071.14" table:style-name="ce1">
            <text:p>2071,1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Biberach</text:p>
          </table:table-cell>
          <table:table-cell office:value-type="float" office:value="8426" table:style-name="ce1">
            <text:p>8426</text:p>
          </table:table-cell>
          <table:table-cell office:value-type="string" table:style-name="ce1">
            <text:p>BW</text:p>
          </table:table-cell>
          <table:table-cell office:value-type="float" office:value="199742" table:style-name="ce1">
            <text:p>199742</text:p>
          </table:table-cell>
          <table:table-cell office:value-type="float" office:value="1409.74" table:style-name="ce1">
            <text:p>1409,74</text:p>
          </table:table-cell>
          <table:table-cell office:value-type="string" table:style-name="ce1">
            <text:p>https://www.biberach.de/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nzkreis</text:p>
          </table:table-cell>
          <table:table-cell office:value-type="float" office:value="8236" table:style-name="ce1">
            <text:p>8236</text:p>
          </table:table-cell>
          <table:table-cell office:value-type="string" table:style-name="ce1">
            <text:p>BW</text:p>
          </table:table-cell>
          <table:table-cell office:value-type="float" office:value="198905" table:style-name="ce1">
            <text:p>198905</text:p>
          </table:table-cell>
          <table:table-cell office:value-type="float" office:value="573.67999999999995" table:style-name="ce1">
            <text:p>573,68</text:p>
          </table:table-cell>
          <table:table-cell office:value-type="string" table:style-name="ce1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xhaven</text:p>
          </table:table-cell>
          <table:table-cell office:value-type="float" office:value="3352" table:style-name="ce1">
            <text:p>3352</text:p>
          </table:table-cell>
          <table:table-cell office:value-type="string" table:style-name="ce1">
            <text:p>NI</text:p>
          </table:table-cell>
          <table:table-cell office:value-type="float" office:value="198213" table:style-name="ce1">
            <text:p>198213</text:p>
          </table:table-cell>
          <table:table-cell office:value-type="float" office:value="2057.7800000000002" table:style-name="ce1">
            <text:p>2057,7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sachsen</text:p>
          </table:table-cell>
          <table:table-cell office:value-type="float" office:value="14730" table:style-name="ce1">
            <text:p>14730</text:p>
          </table:table-cell>
          <table:table-cell office:value-type="string" table:style-name="ce1">
            <text:p>SN</text:p>
          </table:table-cell>
          <table:table-cell office:value-type="float" office:value="197673" table:style-name="ce1">
            <text:p>197673</text:p>
          </table:table-cell>
          <table:table-cell office:value-type="float" office:value="2028.56" table:style-name="ce1">
            <text:p>2028,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zogtum Lauenburg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H</text:p>
          </table:table-cell>
          <table:table-cell office:value-type="float" office:value="197264" table:style-name="ce1">
            <text:p>197264</text:p>
          </table:table-cell>
          <table:table-cell office:value-type="float" office:value="1263.01" table:style-name="ce1">
            <text:p>1263,0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Alb-Donau-Kreis</text:p>
          </table:table-cell>
          <table:table-cell office:value-type="float" office:value="8425" table:style-name="ce1">
            <text:p>8425</text:p>
          </table:table-cell>
          <table:table-cell office:value-type="string" table:style-name="ce1">
            <text:p>BW</text:p>
          </table:table-cell>
          <table:table-cell office:value-type="float" office:value="196047" table:style-name="ce1">
            <text:p>196047</text:p>
          </table:table-cell>
          <table:table-cell office:value-type="float" office:value="1358.68" table:style-name="ce1">
            <text:p>1358,68</text:p>
          </table:table-cell>
          <table:table-cell office:value-type="string" table:style-name="ce3">
            <text:p><text:a xlink:href="https://www.alb-donau-kreis.de/alb-donau-kreis/startseite/dienstleistungen+service/coronavirus.html">https://www.alb-donau-kreis.de/alb-donau-kreis/startseite/dienstleistungen+service/coronavirus.html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hwäbisch Hall</text:p>
          </table:table-cell>
          <table:table-cell office:value-type="float" office:value="8127" table:style-name="ce1">
            <text:p>8127</text:p>
          </table:table-cell>
          <table:table-cell office:value-type="string" table:style-name="ce1">
            <text:p>BW</text:p>
          </table:table-cell>
          <table:table-cell office:value-type="float" office:value="195861" table:style-name="ce1">
            <text:p>195861</text:p>
          </table:table-cell>
          <table:table-cell office:value-type="float" office:value="1483.97" table:style-name="ce1">
            <text:p>1483,97</text:p>
          </table:table-cell>
          <table:table-cell office:value-type="string" table:style-name="ce1">
            <text:p>https://www.lrasha.de/index.php?id=953?&amp;no_cache=1&amp;publish[id]=1107342&amp;publish[start]=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aarlouis</text:p>
          </table:table-cell>
          <table:table-cell office:value-type="float" office:value="10044" table:style-name="ce1">
            <text:p>10044</text:p>
          </table:table-cell>
          <table:table-cell office:value-type="string" table:style-name="ce1">
            <text:p>SL</text:p>
          </table:table-cell>
          <table:table-cell office:value-type="float" office:value="195201" table:style-name="ce1">
            <text:p>195201</text:p>
          </table:table-cell>
          <table:table-cell office:value-type="float" office:value="459.05" table:style-name="ce1">
            <text:p>459,0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ärkisch-Oderland</text:p>
          </table:table-cell>
          <table:table-cell office:value-type="float" office:value="12064" table:style-name="ce1">
            <text:p>12064</text:p>
          </table:table-cell>
          <table:table-cell office:value-type="string" table:style-name="ce1">
            <text:p>BB</text:p>
          </table:table-cell>
          <table:table-cell office:value-type="float" office:value="194328" table:style-name="ce1">
            <text:p>194328</text:p>
          </table:table-cell>
          <table:table-cell office:value-type="float" office:value="2158.67" table:style-name="ce1">
            <text:p>2158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gensburg</text:p>
          </table:table-cell>
          <table:table-cell office:value-type="float" office:value="9375" table:style-name="ce1">
            <text:p>9375</text:p>
          </table:table-cell>
          <table:table-cell office:value-type="string" table:style-name="ce1">
            <text:p>BY</text:p>
          </table:table-cell>
          <table:table-cell office:value-type="float" office:value="193572" table:style-name="ce1">
            <text:p>193572</text:p>
          </table:table-cell>
          <table:table-cell office:value-type="float" office:value="1391.9" table:style-name="ce1">
            <text:p>1391,9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uskirchen</text:p>
          </table:table-cell>
          <table:table-cell office:value-type="float" office:value="5366" table:style-name="ce1">
            <text:p>5366</text:p>
          </table:table-cell>
          <table:table-cell office:value-type="string" table:style-name="ce1">
            <text:p>NW</text:p>
          </table:table-cell>
          <table:table-cell office:value-type="float" office:value="192840" table:style-name="ce1">
            <text:p>192840</text:p>
          </table:table-cell>
          <table:table-cell office:value-type="float" office:value="1248.73" table:style-name="ce1">
            <text:p>1248,7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assau</text:p>
          </table:table-cell>
          <table:table-cell office:value-type="float" office:value="9275" table:style-name="ce1">
            <text:p>9275</text:p>
          </table:table-cell>
          <table:table-cell office:value-type="string" table:style-name="ce1">
            <text:p>BY</text:p>
          </table:table-cell>
          <table:table-cell office:value-type="float" office:value="192043" table:style-name="ce1">
            <text:p>192043</text:p>
          </table:table-cell>
          <table:table-cell office:value-type="float" office:value="1530.29" table:style-name="ce1">
            <text:p>1530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lzlandkreis</text:p>
          </table:table-cell>
          <table:table-cell office:value-type="float" office:value="15089" table:style-name="ce1">
            <text:p>15089</text:p>
          </table:table-cell>
          <table:table-cell office:value-type="string" table:style-name="ce1">
            <text:p>ST</text:p>
          </table:table-cell>
          <table:table-cell office:value-type="float" office:value="190560" table:style-name="ce1">
            <text:p>190560</text:p>
          </table:table-cell>
          <table:table-cell office:value-type="float" office:value="1426.76" table:style-name="ce1">
            <text:p>1426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urich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NI</text:p>
          </table:table-cell>
          <table:table-cell office:value-type="float" office:value="189848" table:style-name="ce1">
            <text:p>189848</text:p>
          </table:table-cell>
          <table:table-cell office:value-type="float" office:value="1287.31" table:style-name="ce1">
            <text:p>1287,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Zollernalbkreis</text:p>
          </table:table-cell>
          <table:table-cell office:value-type="float" office:value="8417" table:style-name="ce1">
            <text:p>8417</text:p>
          </table:table-cell>
          <table:table-cell office:value-type="string" table:style-name="ce1">
            <text:p>BW</text:p>
          </table:table-cell>
          <table:table-cell office:value-type="float" office:value="188935" table:style-name="ce1">
            <text:p>188935</text:p>
          </table:table-cell>
          <table:table-cell office:value-type="float" office:value="917.72" table:style-name="ce1">
            <text:p>917,72</text:p>
          </table:table-cell>
          <table:table-cell office:value-type="string" table:style-name="ce1">
            <text:p>https://www.zollernalbkreis.de/aktuelles/nachrichten/antworten+auf+haeufig+gestellte+fragen+zum+neuartigen+coronaviru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heingau-Taunus-Kreis</text:p>
          </table:table-cell>
          <table:table-cell office:value-type="float" office:value="6439" table:style-name="ce1">
            <text:p>6439</text:p>
          </table:table-cell>
          <table:table-cell office:value-type="string" table:style-name="ce1">
            <text:p>HE</text:p>
          </table:table-cell>
          <table:table-cell office:value-type="float" office:value="187157" table:style-name="ce1">
            <text:p>187157</text:p>
          </table:table-cell>
          <table:table-cell office:value-type="float" office:value="811.48" table:style-name="ce1">
            <text:p>811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alekreis</text:p>
          </table:table-cell>
          <table:table-cell office:value-type="float" office:value="15088" table:style-name="ce1">
            <text:p>15088</text:p>
          </table:table-cell>
          <table:table-cell office:value-type="string" table:style-name="ce1">
            <text:p>ST</text:p>
          </table:table-cell>
          <table:table-cell office:value-type="float" office:value="184582" table:style-name="ce1">
            <text:p>184582</text:p>
          </table:table-cell>
          <table:table-cell office:value-type="float" office:value="1433.67" table:style-name="ce1">
            <text:p>1433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sbach</text:p>
          </table:table-cell>
          <table:table-cell office:value-type="float" office:value="9571" table:style-name="ce1">
            <text:p>9571</text:p>
          </table:table-cell>
          <table:table-cell office:value-type="string" table:style-name="ce1">
            <text:p>BY</text:p>
          </table:table-cell>
          <table:table-cell office:value-type="float" office:value="183949" table:style-name="ce1">
            <text:p>183949</text:p>
          </table:table-cell>
          <table:table-cell office:value-type="float" office:value="1971.84" table:style-name="ce1">
            <text:p>1971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üneburg</text:p>
          </table:table-cell>
          <table:table-cell office:value-type="float" office:value="3355" table:style-name="ce1">
            <text:p>3355</text:p>
          </table:table-cell>
          <table:table-cell office:value-type="string" table:style-name="ce1">
            <text:p>NI</text:p>
          </table:table-cell>
          <table:table-cell office:value-type="float" office:value="183372" table:style-name="ce1">
            <text:p>183372</text:p>
          </table:table-cell>
          <table:table-cell office:value-type="float" office:value="1323.68" table:style-name="ce1">
            <text:p>1323,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rnim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BB</text:p>
          </table:table-cell>
          <table:table-cell office:value-type="float" office:value="182760" table:style-name="ce1">
            <text:p>182760</text:p>
          </table:table-cell>
          <table:table-cell office:value-type="float" office:value="1479.67" table:style-name="ce1">
            <text:p>1479,6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wied</text:p>
          </table:table-cell>
          <table:table-cell office:value-type="float" office:value="7138" table:style-name="ce1">
            <text:p>7138</text:p>
          </table:table-cell>
          <table:table-cell office:value-type="string" table:style-name="ce1">
            <text:p>RP</text:p>
          </table:table-cell>
          <table:table-cell office:value-type="float" office:value="181941" table:style-name="ce1">
            <text:p>181941</text:p>
          </table:table-cell>
          <table:table-cell office:value-type="float" office:value="626.9" table:style-name="ce1">
            <text:p>626,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alm-Eder-Kreis</text:p>
          </table:table-cell>
          <table:table-cell office:value-type="float" office:value="6634" table:style-name="ce1">
            <text:p>6634</text:p>
          </table:table-cell>
          <table:table-cell office:value-type="string" table:style-name="ce1">
            <text:p>HE</text:p>
          </table:table-cell>
          <table:table-cell office:value-type="float" office:value="180222" table:style-name="ce1">
            <text:p>180222</text:p>
          </table:table-cell>
          <table:table-cell office:value-type="float" office:value="1538.51" table:style-name="ce1">
            <text:p>1538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urgenlandkreis</text:p>
          </table:table-cell>
          <table:table-cell office:value-type="float" office:value="15084" table:style-name="ce1">
            <text:p>15084</text:p>
          </table:table-cell>
          <table:table-cell office:value-type="string" table:style-name="ce1">
            <text:p>ST</text:p>
          </table:table-cell>
          <table:table-cell office:value-type="float" office:value="180190" table:style-name="ce1">
            <text:p>180190</text:p>
          </table:table-cell>
          <table:table-cell office:value-type="float" office:value="1413.67" table:style-name="ce1">
            <text:p>1413,67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ising</text:p>
          </table:table-cell>
          <table:table-cell office:value-type="float" office:value="9178" table:style-name="ce1">
            <text:p>9178</text:p>
          </table:table-cell>
          <table:table-cell office:value-type="string" table:style-name="ce1">
            <text:p>BY</text:p>
          </table:table-cell>
          <table:table-cell office:value-type="float" office:value="179116" table:style-name="ce1">
            <text:p>179116</text:p>
          </table:table-cell>
          <table:table-cell office:value-type="float" office:value="799.83" table:style-name="ce1">
            <text:p>799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elle</text:p>
          </table:table-cell>
          <table:table-cell office:value-type="float" office:value="3351" table:style-name="ce1">
            <text:p>3351</text:p>
          </table:table-cell>
          <table:table-cell office:value-type="string" table:style-name="ce1">
            <text:p>NI</text:p>
          </table:table-cell>
          <table:table-cell office:value-type="float" office:value="178936" table:style-name="ce1">
            <text:p>178936</text:p>
          </table:table-cell>
          <table:table-cell office:value-type="float" office:value="1545.21" table:style-name="ce1">
            <text:p>1545,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der-Spree</text:p>
          </table:table-cell>
          <table:table-cell office:value-type="float" office:value="12067" table:style-name="ce1">
            <text:p>12067</text:p>
          </table:table-cell>
          <table:table-cell office:value-type="string" table:style-name="ce1">
            <text:p>BB</text:p>
          </table:table-cell>
          <table:table-cell office:value-type="float" office:value="178658" table:style-name="ce1">
            <text:p>178658</text:p>
          </table:table-cell>
          <table:table-cell office:value-type="float" office:value="2256.7800000000002" table:style-name="ce1">
            <text:p>2256,7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raunstein</text:p>
          </table:table-cell>
          <table:table-cell office:value-type="float" office:value="9189" table:style-name="ce1">
            <text:p>9189</text:p>
          </table:table-cell>
          <table:table-cell office:value-type="string" table:style-name="ce1">
            <text:p>BY</text:p>
          </table:table-cell>
          <table:table-cell office:value-type="float" office:value="177089" table:style-name="ce1">
            <text:p>177089</text:p>
          </table:table-cell>
          <table:table-cell office:value-type="float" office:value="1534" table:style-name="ce1">
            <text:p>15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ifhorn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NI</text:p>
          </table:table-cell>
          <table:table-cell office:value-type="float" office:value="175920" table:style-name="ce1">
            <text:p>175920</text:p>
          </table:table-cell>
          <table:table-cell office:value-type="float" office:value="1562.86" table:style-name="ce1">
            <text:p>1562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schaffenburg</text:p>
          </table:table-cell>
          <table:table-cell office:value-type="float" office:value="9671" table:style-name="ce1">
            <text:p>9671</text:p>
          </table:table-cell>
          <table:table-cell office:value-type="string" table:style-name="ce1">
            <text:p>BY</text:p>
          </table:table-cell>
          <table:table-cell office:value-type="float" office:value="174208" table:style-name="ce1">
            <text:p>174208</text:p>
          </table:table-cell>
          <table:table-cell office:value-type="float" office:value="699.15" table:style-name="ce1">
            <text:p>699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-Ulm</text:p>
          </table:table-cell>
          <table:table-cell office:value-type="float" office:value="9775" table:style-name="ce1">
            <text:p>9775</text:p>
          </table:table-cell>
          <table:table-cell office:value-type="string" table:style-name="ce1">
            <text:p>BY</text:p>
          </table:table-cell>
          <table:table-cell office:value-type="float" office:value="174200" table:style-name="ce1">
            <text:p>174200</text:p>
          </table:table-cell>
          <table:table-cell office:value-type="float" office:value="515.86" table:style-name="ce1">
            <text:p>515,86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mburg-Weilburg</text:p>
          </table:table-cell>
          <table:table-cell office:value-type="float" office:value="6533" table:style-name="ce1">
            <text:p>6533</text:p>
          </table:table-cell>
          <table:table-cell office:value-type="string" table:style-name="ce1">
            <text:p>HE</text:p>
          </table:table-cell>
          <table:table-cell office:value-type="float" office:value="172083" table:style-name="ce1">
            <text:p>172083</text:p>
          </table:table-cell>
          <table:table-cell office:value-type="float" office:value="738.48" table:style-name="ce1">
            <text:p>738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örde</text:p>
          </table:table-cell>
          <table:table-cell office:value-type="float" office:value="15083" table:style-name="ce1">
            <text:p>15083</text:p>
          </table:table-cell>
          <table:table-cell office:value-type="string" table:style-name="ce1">
            <text:p>ST</text:p>
          </table:table-cell>
          <table:table-cell office:value-type="float" office:value="171734" table:style-name="ce1">
            <text:p>171734</text:p>
          </table:table-cell>
          <table:table-cell office:value-type="float" office:value="2366.63" table:style-name="ce1">
            <text:p>2366,63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Waldshut</text:p>
          </table:table-cell>
          <table:table-cell office:value-type="float" office:value="8337" table:style-name="ce1">
            <text:p>8337</text:p>
          </table:table-cell>
          <table:table-cell office:value-type="string" table:style-name="ce1">
            <text:p>BW</text:p>
          </table:table-cell>
          <table:table-cell office:value-type="float" office:value="170619" table:style-name="ce1">
            <text:p>170619</text:p>
          </table:table-cell>
          <table:table-cell office:value-type="float" office:value="1131.1500000000001" table:style-name="ce1">
            <text:p>1131,15</text:p>
          </table:table-cell>
          <table:table-cell office:value-type="string" table:style-name="ce1">
            <text:p>https://www.landkreis-waldshut.de/aktuelles/informationen-zum-neuartigen-coronavirus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ürnberger Land</text:p>
          </table:table-cell>
          <table:table-cell office:value-type="float" office:value="9574" table:style-name="ce1">
            <text:p>9574</text:p>
          </table:table-cell>
          <table:table-cell office:value-type="string" table:style-name="ce1">
            <text:p>BY</text:p>
          </table:table-cell>
          <table:table-cell office:value-type="float" office:value="170365" table:style-name="ce1">
            <text:p>170365</text:p>
          </table:table-cell>
          <table:table-cell office:value-type="float" office:value="799.57" table:style-name="ce1">
            <text:p>799,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eer</text:p>
          </table:table-cell>
          <table:table-cell office:value-type="float" office:value="3457" table:style-name="ce1">
            <text:p>3457</text:p>
          </table:table-cell>
          <table:table-cell office:value-type="string" table:style-name="ce1">
            <text:p>NI</text:p>
          </table:table-cell>
          <table:table-cell office:value-type="float" office:value="169809" table:style-name="ce1">
            <text:p>169809</text:p>
          </table:table-cell>
          <table:table-cell office:value-type="float" office:value="1086.01" table:style-name="ce1">
            <text:p>1086,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loppenburg</text:p>
          </table:table-cell>
          <table:table-cell office:value-type="float" office:value="3453" table:style-name="ce1">
            <text:p>3453</text:p>
          </table:table-cell>
          <table:table-cell office:value-type="string" table:style-name="ce1">
            <text:p>NI</text:p>
          </table:table-cell>
          <table:table-cell office:value-type="float" office:value="169348" table:style-name="ce1">
            <text:p>169348</text:p>
          </table:table-cell>
          <table:table-cell office:value-type="float" office:value="1418.45" table:style-name="ce1">
            <text:p>1418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hme-Spreewald</text:p>
          </table:table-cell>
          <table:table-cell office:value-type="float" office:value="12061" table:style-name="ce1">
            <text:p>12061</text:p>
          </table:table-cell>
          <table:table-cell office:value-type="string" table:style-name="ce1">
            <text:p>BB</text:p>
          </table:table-cell>
          <table:table-cell office:value-type="float" office:value="169067" table:style-name="ce1">
            <text:p>169067</text:p>
          </table:table-cell>
          <table:table-cell office:value-type="float" office:value="2274.48" table:style-name="ce1">
            <text:p>2274,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ltow-Fläming</text:p>
          </table:table-cell>
          <table:table-cell office:value-type="float" office:value="12072" table:style-name="ce1">
            <text:p>12072</text:p>
          </table:table-cell>
          <table:table-cell office:value-type="string" table:style-name="ce1">
            <text:p>BB</text:p>
          </table:table-cell>
          <table:table-cell office:value-type="float" office:value="168296" table:style-name="ce1">
            <text:p>168296</text:p>
          </table:table-cell>
          <table:table-cell office:value-type="float" office:value="2104.19" table:style-name="ce1">
            <text:p>2104,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friesland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H</text:p>
          </table:table-cell>
          <table:table-cell office:value-type="float" office:value="165507" table:style-name="ce1">
            <text:p>165507</text:p>
          </table:table-cell>
          <table:table-cell office:value-type="float" office:value="2082.96" table:style-name="ce1">
            <text:p>2082,9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Emmendingen</text:p>
          </table:table-cell>
          <table:table-cell office:value-type="float" office:value="8316" table:style-name="ce1">
            <text:p>8316</text:p>
          </table:table-cell>
          <table:table-cell office:value-type="string" table:style-name="ce1">
            <text:p>BW</text:p>
          </table:table-cell>
          <table:table-cell office:value-type="float" office:value="165383" table:style-name="ce1">
            <text:p>165383</text:p>
          </table:table-cell>
          <table:table-cell office:value-type="float" office:value="679.9" table:style-name="ce1">
            <text:p>679,9</text:p>
          </table:table-cell>
          <table:table-cell office:value-type="string" table:style-name="ce1">
            <text:p>https://www.landkreis-emmendingen.de/startseit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tenburg (Wümme)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NI</text:p>
          </table:table-cell>
          <table:table-cell office:value-type="float" office:value="163455" table:style-name="ce1">
            <text:p>163455</text:p>
          </table:table-cell>
          <table:table-cell office:value-type="float" office:value="2070.4499999999998" table:style-name="ce1">
            <text:p>2070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velland</text:p>
          </table:table-cell>
          <table:table-cell office:value-type="float" office:value="12063" table:style-name="ce1">
            <text:p>12063</text:p>
          </table:table-cell>
          <table:table-cell office:value-type="string" table:style-name="ce1">
            <text:p>BB</text:p>
          </table:table-cell>
          <table:table-cell office:value-type="float" office:value="161909" table:style-name="ce1">
            <text:p>161909</text:p>
          </table:table-cell>
          <table:table-cell office:value-type="float" office:value="1727.3" table:style-name="ce1">
            <text:p>1727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ürzburg</text:p>
          </table:table-cell>
          <table:table-cell office:value-type="float" office:value="9679" table:style-name="ce1">
            <text:p>9679</text:p>
          </table:table-cell>
          <table:table-cell office:value-type="string" table:style-name="ce1">
            <text:p>BY</text:p>
          </table:table-cell>
          <table:table-cell office:value-type="float" office:value="161834" table:style-name="ce1">
            <text:p>161834</text:p>
          </table:table-cell>
          <table:table-cell office:value-type="float" office:value="968.4" table:style-name="ce1">
            <text:p>968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halt-Bitterfeld</text:p>
          </table:table-cell>
          <table:table-cell office:value-type="float" office:value="15082" table:style-name="ce1">
            <text:p>15082</text:p>
          </table:table-cell>
          <table:table-cell office:value-type="string" table:style-name="ce1">
            <text:p>ST</text:p>
          </table:table-cell>
          <table:table-cell office:value-type="float" office:value="159854" table:style-name="ce1">
            <text:p>159854</text:p>
          </table:table-cell>
          <table:table-cell office:value-type="float" office:value="1453.52" table:style-name="ce1">
            <text:p>1453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ndshut</text:p>
          </table:table-cell>
          <table:table-cell office:value-type="float" office:value="9274" table:style-name="ce1">
            <text:p>9274</text:p>
          </table:table-cell>
          <table:table-cell office:value-type="string" table:style-name="ce1">
            <text:p>BY</text:p>
          </table:table-cell>
          <table:table-cell office:value-type="float" office:value="158698" table:style-name="ce1">
            <text:p>158698</text:p>
          </table:table-cell>
          <table:table-cell office:value-type="float" office:value="1347.89" table:style-name="ce1">
            <text:p>1347,8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alw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BW</text:p>
          </table:table-cell>
          <table:table-cell office:value-type="float" office:value="158397" table:style-name="ce1">
            <text:p>158397</text:p>
          </table:table-cell>
          <table:table-cell office:value-type="float" office:value="797.53" table:style-name="ce1">
            <text:p>797,53</text:p>
          </table:table-cell>
          <table:table-cell office:value-type="string" table:style-name="ce1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d Kreuznach</text:p>
          </table:table-cell>
          <table:table-cell office:value-type="float" office:value="7133" table:style-name="ce1">
            <text:p>7133</text:p>
          </table:table-cell>
          <table:table-cell office:value-type="string" table:style-name="ce1">
            <text:p>RP</text:p>
          </table:table-cell>
          <table:table-cell office:value-type="float" office:value="158080" table:style-name="ce1">
            <text:p>158080</text:p>
          </table:table-cell>
          <table:table-cell office:value-type="float" office:value="863.76" table:style-name="ce1">
            <text:p>863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aumburg</text:p>
          </table:table-cell>
          <table:table-cell office:value-type="float" office:value="3257" table:style-name="ce1">
            <text:p>3257</text:p>
          </table:table-cell>
          <table:table-cell office:value-type="string" table:style-name="ce1">
            <text:p>NI</text:p>
          </table:table-cell>
          <table:table-cell office:value-type="float" office:value="157781" table:style-name="ce1">
            <text:p>157781</text:p>
          </table:table-cell>
          <table:table-cell office:value-type="float" office:value="675.57" table:style-name="ce1">
            <text:p>675,5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ldeck-Frankenberg</text:p>
          </table:table-cell>
          <table:table-cell office:value-type="float" office:value="6635" table:style-name="ce1">
            <text:p>6635</text:p>
          </table:table-cell>
          <table:table-cell office:value-type="string" table:style-name="ce1">
            <text:p>HE</text:p>
          </table:table-cell>
          <table:table-cell office:value-type="float" office:value="156953" table:style-name="ce1">
            <text:p>156953</text:p>
          </table:table-cell>
          <table:table-cell office:value-type="float" office:value="1848.44" table:style-name="ce1">
            <text:p>1848,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dwestmecklenburg</text:p>
          </table:table-cell>
          <table:table-cell office:value-type="float" office:value="13074" table:style-name="ce1">
            <text:p>13074</text:p>
          </table:table-cell>
          <table:table-cell office:value-type="string" table:style-name="ce1">
            <text:p>MV</text:p>
          </table:table-cell>
          <table:table-cell office:value-type="float" office:value="156729" table:style-name="ce1">
            <text:p>156729</text:p>
          </table:table-cell>
          <table:table-cell office:value-type="float" office:value="2118.5100000000002" table:style-name="ce1">
            <text:p>2118,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allgäu</text:p>
          </table:table-cell>
          <table:table-cell office:value-type="float" office:value="9780" table:style-name="ce1">
            <text:p>9780</text:p>
          </table:table-cell>
          <table:table-cell office:value-type="string" table:style-name="ce1">
            <text:p>BY</text:p>
          </table:table-cell>
          <table:table-cell office:value-type="float" office:value="155362" table:style-name="ce1">
            <text:p>155362</text:p>
          </table:table-cell>
          <table:table-cell office:value-type="float" office:value="1528" table:style-name="ce1">
            <text:p>15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Pfalz-Kreis</text:p>
          </table:table-cell>
          <table:table-cell office:value-type="float" office:value="7338" table:style-name="ce1">
            <text:p>7338</text:p>
          </table:table-cell>
          <table:table-cell office:value-type="string" table:style-name="ce1">
            <text:p>RP</text:p>
          </table:table-cell>
          <table:table-cell office:value-type="float" office:value="154201" table:style-name="ce1">
            <text:p>154201</text:p>
          </table:table-cell>
          <table:table-cell office:value-type="float" office:value="304.92" table:style-name="ce1">
            <text:p>304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chau</text:p>
          </table:table-cell>
          <table:table-cell office:value-type="float" office:value="9174" table:style-name="ce1">
            <text:p>9174</text:p>
          </table:table-cell>
          <table:table-cell office:value-type="string" table:style-name="ce1">
            <text:p>BY</text:p>
          </table:table-cell>
          <table:table-cell office:value-type="float" office:value="153884" table:style-name="ce1">
            <text:p>153884</text:p>
          </table:table-cell>
          <table:table-cell office:value-type="float" office:value="579.17999999999995" table:style-name="ce1">
            <text:p>579,1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rier-Saarburg</text:p>
          </table:table-cell>
          <table:table-cell office:value-type="float" office:value="7235" table:style-name="ce1">
            <text:p>7235</text:p>
          </table:table-cell>
          <table:table-cell office:value-type="string" table:style-name="ce1">
            <text:p>RP</text:p>
          </table:table-cell>
          <table:table-cell office:value-type="float" office:value="148945" table:style-name="ce1">
            <text:p>148945</text:p>
          </table:table-cell>
          <table:table-cell office:value-type="float" office:value="1101.49" table:style-name="ce1">
            <text:p>1101,4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ameln-Pyrmont</text:p>
          </table:table-cell>
          <table:table-cell office:value-type="float" office:value="3252" table:style-name="ce1">
            <text:p>3252</text:p>
          </table:table-cell>
          <table:table-cell office:value-type="string" table:style-name="ce1">
            <text:p>NI</text:p>
          </table:table-cell>
          <table:table-cell office:value-type="float" office:value="148559" table:style-name="ce1">
            <text:p>148559</text:p>
          </table:table-cell>
          <table:table-cell office:value-type="float" office:value="796.15" table:style-name="ce1">
            <text:p>796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andorf</text:p>
          </table:table-cell>
          <table:table-cell office:value-type="float" office:value="9376" table:style-name="ce1">
            <text:p>9376</text:p>
          </table:table-cell>
          <table:table-cell office:value-type="string" table:style-name="ce1">
            <text:p>BY</text:p>
          </table:table-cell>
          <table:table-cell office:value-type="float" office:value="147189" table:style-name="ce1">
            <text:p>147189</text:p>
          </table:table-cell>
          <table:table-cell office:value-type="float" office:value="1464.97" table:style-name="ce1">
            <text:p>1464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mberg</text:p>
          </table:table-cell>
          <table:table-cell office:value-type="float" office:value="9471" table:style-name="ce1">
            <text:p>9471</text:p>
          </table:table-cell>
          <table:table-cell office:value-type="string" table:style-name="ce1">
            <text:p>BY</text:p>
          </table:table-cell>
          <table:table-cell office:value-type="float" office:value="147086" table:style-name="ce1">
            <text:p>147086</text:p>
          </table:table-cell>
          <table:table-cell office:value-type="float" office:value="1167.83" table:style-name="ce1">
            <text:p>1167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nterallgäu</text:p>
          </table:table-cell>
          <table:table-cell office:value-type="float" office:value="9778" table:style-name="ce1">
            <text:p>9778</text:p>
          </table:table-cell>
          <table:table-cell office:value-type="string" table:style-name="ce1">
            <text:p>BY</text:p>
          </table:table-cell>
          <table:table-cell office:value-type="float" office:value="144041" table:style-name="ce1">
            <text:p>144041</text:p>
          </table:table-cell>
          <table:table-cell office:value-type="float" office:value="1230.06" table:style-name="ce1">
            <text:p>1230,0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Neckar-Odenwald-Kreis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BW</text:p>
          </table:table-cell>
          <table:table-cell office:value-type="float" office:value="143535" table:style-name="ce1">
            <text:p>143535</text:p>
          </table:table-cell>
          <table:table-cell office:value-type="float" office:value="1126.24" table:style-name="ce1">
            <text:p>1126,24</text:p>
          </table:table-cell>
          <table:table-cell office:value-type="string" table:style-name="ce1">
            <text:p>https://www.neckar-odenwald-kreis.de/Aktuelle+Themen/Neuigkeiten/_-p-5726.html</text:p>
          </table:table-cell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arpfalz-Kreis</text:p>
          </table:table-cell>
          <table:table-cell office:value-type="float" office:value="10045" table:style-name="ce1">
            <text:p>10045</text:p>
          </table:table-cell>
          <table:table-cell office:value-type="string" table:style-name="ce1">
            <text:p>SL</text:p>
          </table:table-cell>
          <table:table-cell office:value-type="float" office:value="142631" table:style-name="ce1">
            <text:p>142631</text:p>
          </table:table-cell>
          <table:table-cell office:value-type="float" office:value="418.4" table:style-name="ce1">
            <text:p>418,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bersberg</text:p>
          </table:table-cell>
          <table:table-cell office:value-type="float" office:value="9175" table:style-name="ce1">
            <text:p>9175</text:p>
          </table:table-cell>
          <table:table-cell office:value-type="string" table:style-name="ce1">
            <text:p>BY</text:p>
          </table:table-cell>
          <table:table-cell office:value-type="float" office:value="142142" table:style-name="ce1">
            <text:p>142142</text:p>
          </table:table-cell>
          <table:table-cell office:value-type="float" office:value="549.36" table:style-name="ce1">
            <text:p>549,3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echta</text:p>
          </table:table-cell>
          <table:table-cell office:value-type="float" office:value="3460" table:style-name="ce1">
            <text:p>3460</text:p>
          </table:table-cell>
          <table:table-cell office:value-type="string" table:style-name="ce1">
            <text:p>NI</text:p>
          </table:table-cell>
          <table:table-cell office:value-type="float" office:value="141598" table:style-name="ce1">
            <text:p>141598</text:p>
          </table:table-cell>
          <table:table-cell office:value-type="float" office:value="812.63" table:style-name="ce1">
            <text:p>812,6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öxter</text:p>
          </table:table-cell>
          <table:table-cell office:value-type="float" office:value="5762" table:style-name="ce1">
            <text:p>5762</text:p>
          </table:table-cell>
          <table:table-cell office:value-type="string" table:style-name="ce1">
            <text:p>NW</text:p>
          </table:table-cell>
          <table:table-cell office:value-type="float" office:value="140667" table:style-name="ce1">
            <text:p>140667</text:p>
          </table:table-cell>
          <table:table-cell office:value-type="float" office:value="1201.42" table:style-name="ce1">
            <text:p>120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allgäu</text:p>
          </table:table-cell>
          <table:table-cell office:value-type="float" office:value="9777" table:style-name="ce1">
            <text:p>9777</text:p>
          </table:table-cell>
          <table:table-cell office:value-type="string" table:style-name="ce1">
            <text:p>BY</text:p>
          </table:table-cell>
          <table:table-cell office:value-type="float" office:value="140316" table:style-name="ce1">
            <text:p>140316</text:p>
          </table:table-cell>
          <table:table-cell office:value-type="float" office:value="1394.91" table:style-name="ce1">
            <text:p>1394,9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Tuttlingen</text:p>
          </table:table-cell>
          <table:table-cell office:value-type="float" office:value="8327" table:style-name="ce1">
            <text:p>8327</text:p>
          </table:table-cell>
          <table:table-cell office:value-type="string" table:style-name="ce1">
            <text:p>BW</text:p>
          </table:table-cell>
          <table:table-cell office:value-type="float" office:value="140152" table:style-name="ce1">
            <text:p>140152</text:p>
          </table:table-cell>
          <table:table-cell office:value-type="float" office:value="734.35" table:style-name="ce1">
            <text:p>734,35</text:p>
          </table:table-cell>
          <table:table-cell office:value-type="string" table:style-name="ce1">
            <text:p>https://www.landkreis-tuttlingen.de/Quicknavigation/Start/index.php?NavID=2527.35.1</text:p>
          </table:table-cell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ekreis</text:p>
          </table:table-cell>
          <table:table-cell office:value-type="float" office:value="3358" table:style-name="ce1">
            <text:p>3358</text:p>
          </table:table-cell>
          <table:table-cell office:value-type="string" table:style-name="ce1">
            <text:p>NI</text:p>
          </table:table-cell>
          <table:table-cell office:value-type="float" office:value="139755" table:style-name="ce1">
            <text:p>139755</text:p>
          </table:table-cell>
          <table:table-cell office:value-type="float" office:value="1873.72" table:style-name="ce1">
            <text:p>1873,7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">
            <text:p>Rottweil</text:p>
          </table:table-cell>
          <table:table-cell office:value-type="float" office:value="8325" table:style-name="ce1">
            <text:p>8325</text:p>
          </table:table-cell>
          <table:table-cell office:value-type="string" table:style-name="ce1">
            <text:p>BW</text:p>
          </table:table-cell>
          <table:table-cell office:value-type="float" office:value="139455" table:style-name="ce1">
            <text:p>139455</text:p>
          </table:table-cell>
          <table:table-cell office:value-type="float" office:value="769.4" table:style-name="ce1">
            <text:p>769,4</text:p>
          </table:table-cell>
          <table:table-cell office:value-type="string" table:style-name="ce1">
            <text:p>https://www.rottweil.de/de/Stadt-Buerger/Aktuelles/Aktuelle-Infos-Coronavirus</text:p>
          </table:table-cell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ding</text:p>
          </table:table-cell>
          <table:table-cell office:value-type="float" office:value="9177" table:style-name="ce1">
            <text:p>9177</text:p>
          </table:table-cell>
          <table:table-cell office:value-type="string" table:style-name="ce1">
            <text:p>BY</text:p>
          </table:table-cell>
          <table:table-cell office:value-type="float" office:value="137660" table:style-name="ce1">
            <text:p>137660</text:p>
          </table:table-cell>
          <table:table-cell office:value-type="float" office:value="870.72" table:style-name="ce1">
            <text:p>870,72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slar</text:p>
          </table:table-cell>
          <table:table-cell office:value-type="float" office:value="3153" table:style-name="ce1">
            <text:p>3153</text:p>
          </table:table-cell>
          <table:table-cell office:value-type="string" table:style-name="ce1">
            <text:p>NI</text:p>
          </table:table-cell>
          <table:table-cell office:value-type="float" office:value="137014" table:style-name="ce1">
            <text:p>137014</text:p>
          </table:table-cell>
          <table:table-cell office:value-type="float" office:value="965.29" table:style-name="ce1">
            <text:p>965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erden</text:p>
          </table:table-cell>
          <table:table-cell office:value-type="float" office:value="3361" table:style-name="ce1">
            <text:p>3361</text:p>
          </table:table-cell>
          <table:table-cell office:value-type="string" table:style-name="ce1">
            <text:p>NI</text:p>
          </table:table-cell>
          <table:table-cell office:value-type="float" office:value="136792" table:style-name="ce1">
            <text:p>136792</text:p>
          </table:table-cell>
          <table:table-cell office:value-type="float" office:value="787.97" table:style-name="ce1">
            <text:p>787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afschaft Bentheim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NI</text:p>
          </table:table-cell>
          <table:table-cell office:value-type="float" office:value="136511" table:style-name="ce1">
            <text:p>136511</text:p>
          </table:table-cell>
          <table:table-cell office:value-type="float" office:value="980.87" table:style-name="ce1">
            <text:p>980,8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rlangen-Höchstadt</text:p>
          </table:table-cell>
          <table:table-cell office:value-type="float" office:value="9572" table:style-name="ce1">
            <text:p>9572</text:p>
          </table:table-cell>
          <table:table-cell office:value-type="string" table:style-name="ce1">
            <text:p>BY</text:p>
          </table:table-cell>
          <table:table-cell office:value-type="float" office:value="136271" table:style-name="ce1">
            <text:p>136271</text:p>
          </table:table-cell>
          <table:table-cell office:value-type="float" office:value="564.66" table:style-name="ce1">
            <text:p>564,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nsfeld-Südharz</text:p>
          </table:table-cell>
          <table:table-cell office:value-type="float" office:value="15087" table:style-name="ce1">
            <text:p>15087</text:p>
          </table:table-cell>
          <table:table-cell office:value-type="string" table:style-name="ce1">
            <text:p>ST</text:p>
          </table:table-cell>
          <table:table-cell office:value-type="float" office:value="136249" table:style-name="ce1">
            <text:p>136249</text:p>
          </table:table-cell>
          <table:table-cell office:value-type="float" office:value="1448.84" table:style-name="ce1">
            <text:p>1448,8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nberg</text:p>
          </table:table-cell>
          <table:table-cell office:value-type="float" office:value="9188" table:style-name="ce1">
            <text:p>9188</text:p>
          </table:table-cell>
          <table:table-cell office:value-type="string" table:style-name="ce1">
            <text:p>BY</text:p>
          </table:table-cell>
          <table:table-cell office:value-type="float" office:value="136092" table:style-name="ce1">
            <text:p>136092</text:p>
          </table:table-cell>
          <table:table-cell office:value-type="float" office:value="487.71" table:style-name="ce1">
            <text:p>487,7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otha</text:p>
          </table:table-cell>
          <table:table-cell office:value-type="float" office:value="16067" table:style-name="ce1">
            <text:p>16067</text:p>
          </table:table-cell>
          <table:table-cell office:value-type="string" table:style-name="ce1">
            <text:p>TH</text:p>
          </table:table-cell>
          <table:table-cell office:value-type="float" office:value="135452" table:style-name="ce1">
            <text:p>135452</text:p>
          </table:table-cell>
          <table:table-cell office:value-type="float" office:value="936.08" table:style-name="ce1">
            <text:p>936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ilheim-Schongau</text:p>
          </table:table-cell>
          <table:table-cell office:value-type="float" office:value="9190" table:style-name="ce1">
            <text:p>9190</text:p>
          </table:table-cell>
          <table:table-cell office:value-type="string" table:style-name="ce1">
            <text:p>BY</text:p>
          </table:table-cell>
          <table:table-cell office:value-type="float" office:value="135348" table:style-name="ce1">
            <text:p>135348</text:p>
          </table:table-cell>
          <table:table-cell office:value-type="float" office:value="966.37" table:style-name="ce1">
            <text:p>966,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lpe</text:p>
          </table:table-cell>
          <table:table-cell office:value-type="float" office:value="5966" table:style-name="ce1">
            <text:p>5966</text:p>
          </table:table-cell>
          <table:table-cell office:value-type="string" table:style-name="ce1">
            <text:p>NW</text:p>
          </table:table-cell>
          <table:table-cell office:value-type="float" office:value="134775" table:style-name="ce1">
            <text:p>134775</text:p>
          </table:table-cell>
          <table:table-cell office:value-type="float" office:value="712.14" table:style-name="ce1">
            <text:p>712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eine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NI</text:p>
          </table:table-cell>
          <table:table-cell office:value-type="float" office:value="133965" table:style-name="ce1">
            <text:p>133965</text:p>
          </table:table-cell>
          <table:table-cell office:value-type="float" office:value="534.97" table:style-name="ce1">
            <text:p>534,97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Aichach-Friedberg</text:p>
          </table:table-cell>
          <table:table-cell office:value-type="float" office:value="9771" table:style-name="ce1">
            <text:p>9771</text:p>
          </table:table-cell>
          <table:table-cell office:value-type="string" table:style-name="ce1">
            <text:p>BY</text:p>
          </table:table-cell>
          <table:table-cell office:value-type="float" office:value="133596" table:style-name="ce1">
            <text:p>133596</text:p>
          </table:table-cell>
          <table:table-cell office:value-type="float" office:value="780.33" table:style-name="ce1">
            <text:p>780,33</text:p>
          </table:table-cell>
          <table:table-cell office:value-type="string" table:style-name="ce1">
            <text:p>https://lra-aic-fdb.de/landratsamt/fachbereiche/abteilung-3-oeffentliche-sicherheit/gesundheitsamt/informationen-zum-coronavirus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umarkt in der Oberpfalz</text:p>
          </table:table-cell>
          <table:table-cell office:value-type="float" office:value="9373" table:style-name="ce1">
            <text:p>9373</text:p>
          </table:table-cell>
          <table:table-cell office:value-type="string" table:style-name="ce1">
            <text:p>BY</text:p>
          </table:table-cell>
          <table:table-cell office:value-type="float" office:value="133561" table:style-name="ce1">
            <text:p>133561</text:p>
          </table:table-cell>
          <table:table-cell office:value-type="float" office:value="1344.11" table:style-name="ce1">
            <text:p>1344,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nau-Ries</text:p>
          </table:table-cell>
          <table:table-cell office:value-type="float" office:value="9779" table:style-name="ce1">
            <text:p>9779</text:p>
          </table:table-cell>
          <table:table-cell office:value-type="string" table:style-name="ce1">
            <text:p>BY</text:p>
          </table:table-cell>
          <table:table-cell office:value-type="float" office:value="133496" table:style-name="ce1">
            <text:p>133496</text:p>
          </table:table-cell>
          <table:table-cell office:value-type="float" office:value="1274.68" table:style-name="ce1">
            <text:p>1274,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thmarschen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H</text:p>
          </table:table-cell>
          <table:table-cell office:value-type="float" office:value="133210" table:style-name="ce1">
            <text:p>133210</text:p>
          </table:table-cell>
          <table:table-cell office:value-type="float" office:value="1428.13" table:style-name="ce1">
            <text:p>1428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theim</text:p>
          </table:table-cell>
          <table:table-cell office:value-type="float" office:value="3155" table:style-name="ce1">
            <text:p>3155</text:p>
          </table:table-cell>
          <table:table-cell office:value-type="string" table:style-name="ce1">
            <text:p>NI</text:p>
          </table:table-cell>
          <table:table-cell office:value-type="float" office:value="132765" table:style-name="ce1">
            <text:p>132765</text:p>
          </table:table-cell>
          <table:table-cell office:value-type="float" office:value="1267.08" table:style-name="ce1">
            <text:p>1267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Dürkheim</text:p>
          </table:table-cell>
          <table:table-cell office:value-type="float" office:value="7332" table:style-name="ce1">
            <text:p>7332</text:p>
          </table:table-cell>
          <table:table-cell office:value-type="string" table:style-name="ce1">
            <text:p>RP</text:p>
          </table:table-cell>
          <table:table-cell office:value-type="float" office:value="132660" table:style-name="ce1">
            <text:p>132660</text:p>
          </table:table-cell>
          <table:table-cell office:value-type="float" office:value="594.76" table:style-name="ce1">
            <text:p>594,7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idenheim</text:p>
          </table:table-cell>
          <table:table-cell office:value-type="float" office:value="8135" table:style-name="ce1">
            <text:p>8135</text:p>
          </table:table-cell>
          <table:table-cell office:value-type="string" table:style-name="ce1">
            <text:p>BW</text:p>
          </table:table-cell>
          <table:table-cell office:value-type="float" office:value="132472" table:style-name="ce1">
            <text:p>132472</text:p>
          </table:table-cell>
          <table:table-cell office:value-type="float" office:value="627.14" table:style-name="ce1">
            <text:p>627,14</text:p>
          </table:table-cell>
          <table:table-cell office:value-type="string" table:style-name="ce1">
            <text:p><text:a xlink:href="https://www.info-corona-lrahdh.de/startseite">https://www.info-corona-lrahdh.de/startseite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ichstätt</text:p>
          </table:table-cell>
          <table:table-cell office:value-type="float" office:value="9176" table:style-name="ce1">
            <text:p>9176</text:p>
          </table:table-cell>
          <table:table-cell office:value-type="string" table:style-name="ce1">
            <text:p>BY</text:p>
          </table:table-cell>
          <table:table-cell office:value-type="float" office:value="132341" table:style-name="ce1">
            <text:p>132341</text:p>
          </table:table-cell>
          <table:table-cell office:value-type="float" office:value="1214.06" table:style-name="ce1">
            <text:p>1214,0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Main-Tauber-Kreis</text:p>
          </table:table-cell>
          <table:table-cell office:value-type="float" office:value="8128" table:style-name="ce1">
            <text:p>8128</text:p>
          </table:table-cell>
          <table:table-cell office:value-type="string" table:style-name="ce1">
            <text:p>BW</text:p>
          </table:table-cell>
          <table:table-cell office:value-type="float" office:value="132321" table:style-name="ce1">
            <text:p>132321</text:p>
          </table:table-cell>
          <table:table-cell office:value-type="float" office:value="1304.4000000000001" table:style-name="ce1">
            <text:p>1304,4</text:p>
          </table:table-cell>
          <table:table-cell office:value-type="string" table:style-name="ce1">
            <text:p>https://www.main-tauber-kreis.de/Quicknavigation/Startseite/Informationen-zum-Coronavirus.php?object=tx,2894.6&amp;ModID=7&amp;FID=2894.22345.1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eunkirchen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SL</text:p>
          </table:table-cell>
          <table:table-cell office:value-type="float" office:value="132206" table:style-name="ce1">
            <text:p>132206</text:p>
          </table:table-cell>
          <table:table-cell office:value-type="float" office:value="249.24" table:style-name="ce1">
            <text:p>249,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einburg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H</text:p>
          </table:table-cell>
          <table:table-cell office:value-type="float" office:value="131347" table:style-name="ce1">
            <text:p>131347</text:p>
          </table:table-cell>
          <table:table-cell office:value-type="float" office:value="1056.1300000000001" table:style-name="ce1">
            <text:p>1056,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gmaringen</text:p>
          </table:table-cell>
          <table:table-cell office:value-type="float" office:value="8437" table:style-name="ce1">
            <text:p>8437</text:p>
          </table:table-cell>
          <table:table-cell office:value-type="string" table:style-name="ce1">
            <text:p>BW</text:p>
          </table:table-cell>
          <table:table-cell office:value-type="float" office:value="130873" table:style-name="ce1">
            <text:p>130873</text:p>
          </table:table-cell>
          <table:table-cell office:value-type="float" office:value="1204.3399999999999" table:style-name="ce1">
            <text:p>1204,34</text:p>
          </table:table-cell>
          <table:table-cell office:value-type="string" table:style-name="ce1">
            <text:p>https://www.landkreis-sigmaringen.de/de/Landratsamt/Kreisverwaltung/Fachbereiche/Gesundheit/Informationen-zum-neuartigen-Coronavirus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ldenburg</text:p>
          </table:table-cell>
          <table:table-cell office:value-type="float" office:value="3458" table:style-name="ce1">
            <text:p>3458</text:p>
          </table:table-cell>
          <table:table-cell office:value-type="string" table:style-name="ce1">
            <text:p>NI</text:p>
          </table:table-cell>
          <table:table-cell office:value-type="float" office:value="130144" table:style-name="ce1">
            <text:p>130144</text:p>
          </table:table-cell>
          <table:table-cell office:value-type="float" office:value="1063.1600000000001" table:style-name="ce1">
            <text:p>1063,1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Ahrweiler</text:p>
          </table:table-cell>
          <table:table-cell office:value-type="float" office:value="7131" table:style-name="ce1">
            <text:p>7131</text:p>
          </table:table-cell>
          <table:table-cell office:value-type="string" table:style-name="ce1">
            <text:p>RP</text:p>
          </table:table-cell>
          <table:table-cell office:value-type="float" office:value="129727" table:style-name="ce1">
            <text:p>129727</text:p>
          </table:table-cell>
          <table:table-cell office:value-type="float" office:value="786.98" table:style-name="ce1">
            <text:p>786,98</text:p>
          </table:table-cell>
          <table:table-cell office:value-type="string" table:style-name="ce1">
            <text:p>https://www.kreis-ahrweiler.de/index.php</text:p>
          </table:table-cell>
          <table:table-cell office:value-type="string" table:style-name="ce1">
            <text:p>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lzey-Worms</text:p>
          </table:table-cell>
          <table:table-cell office:value-type="float" office:value="7331" table:style-name="ce1">
            <text:p>7331</text:p>
          </table:table-cell>
          <table:table-cell office:value-type="string" table:style-name="ce1">
            <text:p>RP</text:p>
          </table:table-cell>
          <table:table-cell office:value-type="float" office:value="129244" table:style-name="ce1">
            <text:p>129244</text:p>
          </table:table-cell>
          <table:table-cell office:value-type="float" office:value="588.15" table:style-name="ce1">
            <text:p>588,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mersheim</text:p>
          </table:table-cell>
          <table:table-cell office:value-type="float" office:value="7334" table:style-name="ce1">
            <text:p>7334</text:p>
          </table:table-cell>
          <table:table-cell office:value-type="string" table:style-name="ce1">
            <text:p>RP</text:p>
          </table:table-cell>
          <table:table-cell office:value-type="float" office:value="129075" table:style-name="ce1">
            <text:p>129075</text:p>
          </table:table-cell>
          <table:table-cell office:value-type="float" office:value="463.35" table:style-name="ce1">
            <text:p>463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ltenberg</text:p>
          </table:table-cell>
          <table:table-cell office:value-type="float" office:value="9676" table:style-name="ce1">
            <text:p>9676</text:p>
          </table:table-cell>
          <table:table-cell office:value-type="string" table:style-name="ce1">
            <text:p>BY</text:p>
          </table:table-cell>
          <table:table-cell office:value-type="float" office:value="128756" table:style-name="ce1">
            <text:p>128756</text:p>
          </table:table-cell>
          <table:table-cell office:value-type="float" office:value="715.86" table:style-name="ce1">
            <text:p>715,8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tenkirchen (Westerwald)</text:p>
          </table:table-cell>
          <table:table-cell office:value-type="float" office:value="7132" table:style-name="ce1">
            <text:p>7132</text:p>
          </table:table-cell>
          <table:table-cell office:value-type="string" table:style-name="ce1">
            <text:p>RP</text:p>
          </table:table-cell>
          <table:table-cell office:value-type="float" office:value="128705" table:style-name="ce1">
            <text:p>128705</text:p>
          </table:table-cell>
          <table:table-cell office:value-type="float" office:value="641.99" table:style-name="ce1">
            <text:p>641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ön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H</text:p>
          </table:table-cell>
          <table:table-cell office:value-type="float" office:value="128647" table:style-name="ce1">
            <text:p>128647</text:p>
          </table:table-cell>
          <table:table-cell office:value-type="float" office:value="1083.17" table:style-name="ce1">
            <text:p>1083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am</text:p>
          </table:table-cell>
          <table:table-cell office:value-type="float" office:value="9372" table:style-name="ce1">
            <text:p>9372</text:p>
          </table:table-cell>
          <table:table-cell office:value-type="string" table:style-name="ce1">
            <text:p>BY</text:p>
          </table:table-cell>
          <table:table-cell office:value-type="float" office:value="127882" table:style-name="ce1">
            <text:p>127882</text:p>
          </table:table-cell>
          <table:table-cell office:value-type="float" office:value="1520.17" table:style-name="ce1">
            <text:p>1520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Tölz-Wolfratshausen</text:p>
          </table:table-cell>
          <table:table-cell office:value-type="float" office:value="9173" table:style-name="ce1">
            <text:p>9173</text:p>
          </table:table-cell>
          <table:table-cell office:value-type="string" table:style-name="ce1">
            <text:p>BY</text:p>
          </table:table-cell>
          <table:table-cell office:value-type="float" office:value="127227" table:style-name="ce1">
            <text:p>127227</text:p>
          </table:table-cell>
          <table:table-cell office:value-type="float" office:value="1110.69" table:style-name="ce1">
            <text:p>1110,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faffenhofen an der Ilm</text:p>
          </table:table-cell>
          <table:table-cell office:value-type="float" office:value="9186" table:style-name="ce1">
            <text:p>9186</text:p>
          </table:table-cell>
          <table:table-cell office:value-type="string" table:style-name="ce1">
            <text:p>BY</text:p>
          </table:table-cell>
          <table:table-cell office:value-type="float" office:value="127151" table:style-name="ce1">
            <text:p>127151</text:p>
          </table:table-cell>
          <table:table-cell office:value-type="float" office:value="761.14" table:style-name="ce1">
            <text:p>761,1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th</text:p>
          </table:table-cell>
          <table:table-cell office:value-type="float" office:value="9576" table:style-name="ce1">
            <text:p>9576</text:p>
          </table:table-cell>
          <table:table-cell office:value-type="string" table:style-name="ce1">
            <text:p>BY</text:p>
          </table:table-cell>
          <table:table-cell office:value-type="float" office:value="126958" table:style-name="ce1">
            <text:p>126958</text:p>
          </table:table-cell>
          <table:table-cell office:value-type="float" office:value="895.39" table:style-name="ce1">
            <text:p>895,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in-Spessart</text:p>
          </table:table-cell>
          <table:table-cell office:value-type="float" office:value="9677" table:style-name="ce1">
            <text:p>9677</text:p>
          </table:table-cell>
          <table:table-cell office:value-type="string" table:style-name="ce1">
            <text:p>BY</text:p>
          </table:table-cell>
          <table:table-cell office:value-type="float" office:value="126365" table:style-name="ce1">
            <text:p>126365</text:p>
          </table:table-cell>
          <table:table-cell office:value-type="float" office:value="1321.42" table:style-name="ce1">
            <text:p>132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ittenberg</text:p>
          </table:table-cell>
          <table:table-cell office:value-type="float" office:value="15091" table:style-name="ce1">
            <text:p>15091</text:p>
          </table:table-cell>
          <table:table-cell office:value-type="string" table:style-name="ce1">
            <text:p>ST</text:p>
          </table:table-cell>
          <table:table-cell office:value-type="float" office:value="125840" table:style-name="ce1">
            <text:p>125840</text:p>
          </table:table-cell>
          <table:table-cell office:value-type="float" office:value="1930.31" table:style-name="ce1">
            <text:p>1930,3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ünzburg</text:p>
          </table:table-cell>
          <table:table-cell office:value-type="float" office:value="9774" table:style-name="ce1">
            <text:p>9774</text:p>
          </table:table-cell>
          <table:table-cell office:value-type="string" table:style-name="ce1">
            <text:p>BY</text:p>
          </table:table-cell>
          <table:table-cell office:value-type="float" office:value="125747" table:style-name="ce1">
            <text:p>125747</text:p>
          </table:table-cell>
          <table:table-cell office:value-type="float" office:value="762.44" table:style-name="ce1">
            <text:p>762,44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malkalden-Meiningen</text:p>
          </table:table-cell>
          <table:table-cell office:value-type="float" office:value="16066" table:style-name="ce1">
            <text:p>16066</text:p>
          </table:table-cell>
          <table:table-cell office:value-type="string" table:style-name="ce1">
            <text:p>TH</text:p>
          </table:table-cell>
          <table:table-cell office:value-type="float" office:value="125646" table:style-name="ce1">
            <text:p>125646</text:p>
          </table:table-cell>
          <table:table-cell office:value-type="float" office:value="1251.2" table:style-name="ce1">
            <text:p>1251,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mmerland</text:p>
          </table:table-cell>
          <table:table-cell office:value-type="float" office:value="3451" table:style-name="ce1">
            <text:p>3451</text:p>
          </table:table-cell>
          <table:table-cell office:value-type="string" table:style-name="ce1">
            <text:p>NI</text:p>
          </table:table-cell>
          <table:table-cell office:value-type="float" office:value="124071" table:style-name="ce1">
            <text:p>124071</text:p>
          </table:table-cell>
          <table:table-cell office:value-type="float" office:value="728.38" table:style-name="ce1">
            <text:p>728,3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Lahn-Kreis</text:p>
          </table:table-cell>
          <table:table-cell office:value-type="float" office:value="7141" table:style-name="ce1">
            <text:p>7141</text:p>
          </table:table-cell>
          <table:table-cell office:value-type="string" table:style-name="ce1">
            <text:p>RP</text:p>
          </table:table-cell>
          <table:table-cell office:value-type="float" office:value="122308" table:style-name="ce1">
            <text:p>122308</text:p>
          </table:table-cell>
          <table:table-cell office:value-type="float" office:value="782.29" table:style-name="ce1">
            <text:p>782,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elheim</text:p>
          </table:table-cell>
          <table:table-cell office:value-type="float" office:value="9273" table:style-name="ce1">
            <text:p>9273</text:p>
          </table:table-cell>
          <table:table-cell office:value-type="string" table:style-name="ce1">
            <text:p>BY</text:p>
          </table:table-cell>
          <table:table-cell office:value-type="float" office:value="122258" table:style-name="ce1">
            <text:p>122258</text:p>
          </table:table-cell>
          <table:table-cell office:value-type="float" office:value="1065.97" table:style-name="ce1">
            <text:p>1065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ienburg/Weser</text:p>
          </table:table-cell>
          <table:table-cell office:value-type="float" office:value="3256" table:style-name="ce1">
            <text:p>3256</text:p>
          </table:table-cell>
          <table:table-cell office:value-type="string" table:style-name="ce1">
            <text:p>NI</text:p>
          </table:table-cell>
          <table:table-cell office:value-type="float" office:value="121386" table:style-name="ce1">
            <text:p>121386</text:p>
          </table:table-cell>
          <table:table-cell office:value-type="float" office:value="1398.97" table:style-name="ce1">
            <text:p>1398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rsfeld-Rotenburg</text:p>
          </table:table-cell>
          <table:table-cell office:value-type="float" office:value="6632" table:style-name="ce1">
            <text:p>6632</text:p>
          </table:table-cell>
          <table:table-cell office:value-type="string" table:style-name="ce1">
            <text:p>HE</text:p>
          </table:table-cell>
          <table:table-cell office:value-type="float" office:value="120829" table:style-name="ce1">
            <text:p>120829</text:p>
          </table:table-cell>
          <table:table-cell office:value-type="float" office:value="1097.1199999999999" table:style-name="ce1">
            <text:p>1097,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ottal-Inn</text:p>
          </table:table-cell>
          <table:table-cell office:value-type="float" office:value="9277" table:style-name="ce1">
            <text:p>9277</text:p>
          </table:table-cell>
          <table:table-cell office:value-type="string" table:style-name="ce1">
            <text:p>BY</text:p>
          </table:table-cell>
          <table:table-cell office:value-type="float" office:value="120659" table:style-name="ce1">
            <text:p>120659</text:p>
          </table:table-cell>
          <table:table-cell office:value-type="float" office:value="1281.42" table:style-name="ce1">
            <text:p>1281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andsberg am Lech</text:p>
          </table:table-cell>
          <table:table-cell office:value-type="float" office:value="9181" table:style-name="ce1">
            <text:p>9181</text:p>
          </table:table-cell>
          <table:table-cell office:value-type="string" table:style-name="ce1">
            <text:p>BY</text:p>
          </table:table-cell>
          <table:table-cell office:value-type="float" office:value="120071" table:style-name="ce1">
            <text:p>120071</text:p>
          </table:table-cell>
          <table:table-cell office:value-type="float" office:value="804.38" table:style-name="ce1">
            <text:p>804,38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Wolfenbüttel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NI</text:p>
          </table:table-cell>
          <table:table-cell office:value-type="float" office:value="119960" table:style-name="ce1">
            <text:p>119960</text:p>
          </table:table-cell>
          <table:table-cell office:value-type="float" office:value="722.56" table:style-name="ce1">
            <text:p>722,56</text:p>
          </table:table-cell>
          <table:table-cell table:style-name="ce1"/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rtburgkreis</text:p>
          </table:table-cell>
          <table:table-cell office:value-type="float" office:value="16063" table:style-name="ce1">
            <text:p>16063</text:p>
          </table:table-cell>
          <table:table-cell office:value-type="string" table:style-name="ce1">
            <text:p>TH</text:p>
          </table:table-cell>
          <table:table-cell office:value-type="float" office:value="119726" table:style-name="ce1">
            <text:p>119726</text:p>
          </table:table-cell>
          <table:table-cell office:value-type="float" office:value="1267.26" table:style-name="ce1">
            <text:p>1267,2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ckermark</text:p>
          </table:table-cell>
          <table:table-cell office:value-type="float" office:value="12073" table:style-name="ce1">
            <text:p>12073</text:p>
          </table:table-cell>
          <table:table-cell office:value-type="string" table:style-name="ce1">
            <text:p>BB</text:p>
          </table:table-cell>
          <table:table-cell office:value-type="float" office:value="119552" table:style-name="ce1">
            <text:p>119552</text:p>
          </table:table-cell>
          <table:table-cell office:value-type="float" office:value="3076.93" table:style-name="ce1">
            <text:p>3076,9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ggendorf</text:p>
          </table:table-cell>
          <table:table-cell office:value-type="float" office:value="9271" table:style-name="ce1">
            <text:p>9271</text:p>
          </table:table-cell>
          <table:table-cell office:value-type="string" table:style-name="ce1">
            <text:p>BY</text:p>
          </table:table-cell>
          <table:table-cell office:value-type="float" office:value="119326" table:style-name="ce1">
            <text:p>119326</text:p>
          </table:table-cell>
          <table:table-cell office:value-type="float" office:value="861.3" table:style-name="ce1">
            <text:p>861,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reudenstadt</text:p>
          </table:table-cell>
          <table:table-cell office:value-type="float" office:value="8237" table:style-name="ce1">
            <text:p>8237</text:p>
          </table:table-cell>
          <table:table-cell office:value-type="string" table:style-name="ce1">
            <text:p>BW</text:p>
          </table:table-cell>
          <table:table-cell office:value-type="float" office:value="117935" table:style-name="ce1">
            <text:p>117935</text:p>
          </table:table-cell>
          <table:table-cell office:value-type="float" office:value="870.67" table:style-name="ce1">
            <text:p>870,67</text:p>
          </table:table-cell>
          <table:table-cell office:value-type="string" table:style-name="ce1">
            <text:p>https://www.landkreis-freudenstadt.de/385534.htm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ürth</text:p>
          </table:table-cell>
          <table:table-cell office:value-type="float" office:value="9573" table:style-name="ce1">
            <text:p>9573</text:p>
          </table:table-cell>
          <table:table-cell office:value-type="string" table:style-name="ce1">
            <text:p>BY</text:p>
          </table:table-cell>
          <table:table-cell office:value-type="float" office:value="117387" table:style-name="ce1">
            <text:p>117387</text:p>
          </table:table-cell>
          <table:table-cell office:value-type="float" office:value="307.55" table:style-name="ce1">
            <text:p>307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orchheim</text:p>
          </table:table-cell>
          <table:table-cell office:value-type="float" office:value="9474" table:style-name="ce1">
            <text:p>9474</text:p>
          </table:table-cell>
          <table:table-cell office:value-type="string" table:style-name="ce1">
            <text:p>BY</text:p>
          </table:table-cell>
          <table:table-cell office:value-type="float" office:value="116099" table:style-name="ce1">
            <text:p>116099</text:p>
          </table:table-cell>
          <table:table-cell office:value-type="float" office:value="642.79" table:style-name="ce1">
            <text:p>642,7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ühldorf am Inn</text:p>
          </table:table-cell>
          <table:table-cell office:value-type="float" office:value="9183" table:style-name="ce1">
            <text:p>9183</text:p>
          </table:table-cell>
          <table:table-cell office:value-type="string" table:style-name="ce1">
            <text:p>BY</text:p>
          </table:table-cell>
          <table:table-cell office:value-type="float" office:value="115250" table:style-name="ce1">
            <text:p>115250</text:p>
          </table:table-cell>
          <table:table-cell office:value-type="float" office:value="805.31" table:style-name="ce1">
            <text:p>805,3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chweinfurt</text:p>
          </table:table-cell>
          <table:table-cell office:value-type="float" office:value="9678" table:style-name="ce1">
            <text:p>9678</text:p>
          </table:table-cell>
          <table:table-cell office:value-type="string" table:style-name="ce1">
            <text:p>BY</text:p>
          </table:table-cell>
          <table:table-cell office:value-type="float" office:value="115106" table:style-name="ce1">
            <text:p>115106</text:p>
          </table:table-cell>
          <table:table-cell office:value-type="float" office:value="841.46" table:style-name="ce1">
            <text:p>841,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pree-Neiße</text:p>
          </table:table-cell>
          <table:table-cell office:value-type="float" office:value="12071" table:style-name="ce1">
            <text:p>12071</text:p>
          </table:table-cell>
          <table:table-cell office:value-type="string" table:style-name="ce1">
            <text:p>BB</text:p>
          </table:table-cell>
          <table:table-cell office:value-type="float" office:value="114429" table:style-name="ce1">
            <text:p>114429</text:p>
          </table:table-cell>
          <table:table-cell office:value-type="float" office:value="1657.45" table:style-name="ce1">
            <text:p>1657,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erholz</text:p>
          </table:table-cell>
          <table:table-cell office:value-type="float" office:value="3356" table:style-name="ce1">
            <text:p>3356</text:p>
          </table:table-cell>
          <table:table-cell office:value-type="string" table:style-name="ce1">
            <text:p>NI</text:p>
          </table:table-cell>
          <table:table-cell office:value-type="float" office:value="113517" table:style-name="ce1">
            <text:p>113517</text:p>
          </table:table-cell>
          <table:table-cell office:value-type="float" office:value="650.80999999999995" table:style-name="ce1">
            <text:p>650,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nkastel-Wittlich</text:p>
          </table:table-cell>
          <table:table-cell office:value-type="float" office:value="7231" table:style-name="ce1">
            <text:p>7231</text:p>
          </table:table-cell>
          <table:table-cell office:value-type="string" table:style-name="ce1">
            <text:p>RP</text:p>
          </table:table-cell>
          <table:table-cell office:value-type="float" office:value="112262" table:style-name="ce1">
            <text:p>112262</text:p>
          </table:table-cell>
          <table:table-cell office:value-type="float" office:value="1167.56" table:style-name="ce1">
            <text:p>1167,5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Hohenlohekreis</text:p>
          </table:table-cell>
          <table:table-cell office:value-type="float" office:value="8126" table:style-name="ce1">
            <text:p>8126</text:p>
          </table:table-cell>
          <table:table-cell office:value-type="string" table:style-name="ce1">
            <text:p>BW</text:p>
          </table:table-cell>
          <table:table-cell office:value-type="float" office:value="112010" table:style-name="ce1">
            <text:p>112010</text:p>
          </table:table-cell>
          <table:table-cell office:value-type="float" office:value="776.78" table:style-name="ce1">
            <text:p>776,78</text:p>
          </table:table-cell>
          <table:table-cell office:value-type="string" table:style-name="ce1">
            <text:p>https://www.corona-im-hok.de/</text:p>
          </table:table-cell>
          <table:table-cell office:value-type="string" table:style-name="ce1">
            <text:p>y (not parsable easily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ndal</text:p>
          </table:table-cell>
          <table:table-cell office:value-type="float" office:value="15090" table:style-name="ce1">
            <text:p>15090</text:p>
          </table:table-cell>
          <table:table-cell office:value-type="string" table:style-name="ce1">
            <text:p>ST</text:p>
          </table:table-cell>
          <table:table-cell office:value-type="float" office:value="111982" table:style-name="ce1">
            <text:p>111982</text:p>
          </table:table-cell>
          <table:table-cell office:value-type="float" office:value="2423.16" table:style-name="ce1">
            <text:p>2423,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tötting</text:p>
          </table:table-cell>
          <table:table-cell office:value-type="float" office:value="9171" table:style-name="ce1">
            <text:p>9171</text:p>
          </table:table-cell>
          <table:table-cell office:value-type="string" table:style-name="ce1">
            <text:p>BY</text:p>
          </table:table-cell>
          <table:table-cell office:value-type="float" office:value="111210" table:style-name="ce1">
            <text:p>111210</text:p>
          </table:table-cell>
          <table:table-cell office:value-type="float" office:value="569.35" table:style-name="ce1">
            <text:p>569,3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berspreewald-Lausitz</text:p>
          </table:table-cell>
          <table:table-cell office:value-type="float" office:value="12066" table:style-name="ce1">
            <text:p>12066</text:p>
          </table:table-cell>
          <table:table-cell office:value-type="string" table:style-name="ce1">
            <text:p>BB</text:p>
          </table:table-cell>
          <table:table-cell office:value-type="float" office:value="110476" table:style-name="ce1">
            <text:p>110476</text:p>
          </table:table-cell>
          <table:table-cell office:value-type="float" office:value="1223.08" table:style-name="ce1">
            <text:p>1223,0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üdliche Weinstraße</text:p>
          </table:table-cell>
          <table:table-cell office:value-type="float" office:value="7337" table:style-name="ce1">
            <text:p>7337</text:p>
          </table:table-cell>
          <table:table-cell office:value-type="string" table:style-name="ce1">
            <text:p>RP</text:p>
          </table:table-cell>
          <table:table-cell office:value-type="float" office:value="110356" table:style-name="ce1">
            <text:p>110356</text:p>
          </table:table-cell>
          <table:table-cell office:value-type="float" office:value="639.83000000000004" table:style-name="ce1">
            <text:p>639,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lm-Kreis</text:p>
          </table:table-cell>
          <table:table-cell office:value-type="float" office:value="16070" table:style-name="ce1">
            <text:p>16070</text:p>
          </table:table-cell>
          <table:table-cell office:value-type="string" table:style-name="ce1">
            <text:p>TH</text:p>
          </table:table-cell>
          <table:table-cell office:value-type="float" office:value="106622" table:style-name="ce1">
            <text:p>106622</text:p>
          </table:table-cell>
          <table:table-cell office:value-type="float" office:value="805.11" table:style-name="ce1">
            <text:p>805,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Kaiserslautern</text:p>
          </table:table-cell>
          <table:table-cell office:value-type="float" office:value="7335" table:style-name="ce1">
            <text:p>7335</text:p>
          </table:table-cell>
          <table:table-cell office:value-type="string" table:style-name="ce1">
            <text:p>RP</text:p>
          </table:table-cell>
          <table:table-cell office:value-type="float" office:value="106057" table:style-name="ce1">
            <text:p>106057</text:p>
          </table:table-cell>
          <table:table-cell office:value-type="float" office:value="639.88" table:style-name="ce1">
            <text:p>639,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ogelsbergkreis</text:p>
          </table:table-cell>
          <table:table-cell office:value-type="float" office:value="6535" table:style-name="ce1">
            <text:p>6535</text:p>
          </table:table-cell>
          <table:table-cell office:value-type="string" table:style-name="ce1">
            <text:p>HE</text:p>
          </table:table-cell>
          <table:table-cell office:value-type="float" office:value="105878" table:style-name="ce1">
            <text:p>105878</text:p>
          </table:table-cell>
          <table:table-cell office:value-type="float" office:value="1458.99" table:style-name="ce1">
            <text:p>1458,9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rchtesgadener Land</text:p>
          </table:table-cell>
          <table:table-cell office:value-type="float" office:value="9172" table:style-name="ce1">
            <text:p>9172</text:p>
          </table:table-cell>
          <table:table-cell office:value-type="string" table:style-name="ce1">
            <text:p>BY</text:p>
          </table:table-cell>
          <table:table-cell office:value-type="float" office:value="105722" table:style-name="ce1">
            <text:p>105722</text:p>
          </table:table-cell>
          <table:table-cell office:value-type="float" office:value="839.92" table:style-name="ce1">
            <text:p>839,9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alfeld-Rudolstadt</text:p>
          </table:table-cell>
          <table:table-cell office:value-type="float" office:value="16073" table:style-name="ce1">
            <text:p>16073</text:p>
          </table:table-cell>
          <table:table-cell office:value-type="string" table:style-name="ce1">
            <text:p>TH</text:p>
          </table:table-cell>
          <table:table-cell office:value-type="float" office:value="104142" table:style-name="ce1">
            <text:p>104142</text:p>
          </table:table-cell>
          <table:table-cell office:value-type="float" office:value="1036.03" table:style-name="ce1">
            <text:p>1036,0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yreuth</text:p>
          </table:table-cell>
          <table:table-cell office:value-type="float" office:value="9472" table:style-name="ce1">
            <text:p>9472</text:p>
          </table:table-cell>
          <table:table-cell office:value-type="string" table:style-name="ce1">
            <text:p>BY</text:p>
          </table:table-cell>
          <table:table-cell office:value-type="float" office:value="103656" table:style-name="ce1">
            <text:p>103656</text:p>
          </table:table-cell>
          <table:table-cell office:value-type="float" office:value="1273.74" table:style-name="ce1">
            <text:p>1273,74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rzig-Wadern</text:p>
          </table:table-cell>
          <table:table-cell office:value-type="float" office:value="10042" table:style-name="ce1">
            <text:p>10042</text:p>
          </table:table-cell>
          <table:table-cell office:value-type="string" table:style-name="ce1">
            <text:p>SL</text:p>
          </table:table-cell>
          <table:table-cell office:value-type="float" office:value="103366" table:style-name="ce1">
            <text:p>103366</text:p>
          </table:table-cell>
          <table:table-cell office:value-type="float" office:value="555.16999999999996" table:style-name="ce1">
            <text:p>555,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d Kissingen</text:p>
          </table:table-cell>
          <table:table-cell office:value-type="float" office:value="9672" table:style-name="ce1">
            <text:p>9672</text:p>
          </table:table-cell>
          <table:table-cell office:value-type="string" table:style-name="ce1">
            <text:p>BY</text:p>
          </table:table-cell>
          <table:table-cell office:value-type="float" office:value="103218" table:style-name="ce1">
            <text:p>103218</text:p>
          </table:table-cell>
          <table:table-cell office:value-type="float" office:value="1136.96" table:style-name="ce1">
            <text:p>1136,9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mberg-Sulzbach</text:p>
          </table:table-cell>
          <table:table-cell office:value-type="float" office:value="9371" table:style-name="ce1">
            <text:p>9371</text:p>
          </table:table-cell>
          <table:table-cell office:value-type="string" table:style-name="ce1">
            <text:p>BY</text:p>
          </table:table-cell>
          <table:table-cell office:value-type="float" office:value="103109" table:style-name="ce1">
            <text:p>103109</text:p>
          </table:table-cell>
          <table:table-cell office:value-type="float" office:value="1255.75" table:style-name="ce1">
            <text:p>1255,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hein-Hunsrück-Kreis</text:p>
          </table:table-cell>
          <table:table-cell office:value-type="float" office:value="7140" table:style-name="ce1">
            <text:p>7140</text:p>
          </table:table-cell>
          <table:table-cell office:value-type="string" table:style-name="ce1">
            <text:p>RP</text:p>
          </table:table-cell>
          <table:table-cell office:value-type="float" office:value="102937" table:style-name="ce1">
            <text:p>102937</text:p>
          </table:table-cell>
          <table:table-cell office:value-type="float" office:value="991.12" table:style-name="ce1">
            <text:p>991,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Unstrut-Hainich-Kreis</text:p>
          </table:table-cell>
          <table:table-cell office:value-type="float" office:value="16064" table:style-name="ce1">
            <text:p>16064</text:p>
          </table:table-cell>
          <table:table-cell office:value-type="string" table:style-name="ce1">
            <text:p>TH</text:p>
          </table:table-cell>
          <table:table-cell office:value-type="float" office:value="102912" table:style-name="ce1">
            <text:p>102912</text:p>
          </table:table-cell>
          <table:table-cell office:value-type="float" office:value="979.69" table:style-name="ce1">
            <text:p>979,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be-Elster</text:p>
          </table:table-cell>
          <table:table-cell office:value-type="float" office:value="12062" table:style-name="ce1">
            <text:p>12062</text:p>
          </table:table-cell>
          <table:table-cell office:value-type="string" table:style-name="ce1">
            <text:p>BB</text:p>
          </table:table-cell>
          <table:table-cell office:value-type="float" office:value="102638" table:style-name="ce1">
            <text:p>102638</text:p>
          </table:table-cell>
          <table:table-cell office:value-type="float" office:value="1899.54" table:style-name="ce1">
            <text:p>1899,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rra-Meißner-Kreis</text:p>
          </table:table-cell>
          <table:table-cell office:value-type="float" office:value="6636" table:style-name="ce1">
            <text:p>6636</text:p>
          </table:table-cell>
          <table:table-cell office:value-type="string" table:style-name="ce1">
            <text:p>HE</text:p>
          </table:table-cell>
          <table:table-cell office:value-type="float" office:value="101017" table:style-name="ce1">
            <text:p>101017</text:p>
          </table:table-cell>
          <table:table-cell office:value-type="float" office:value="1024.7" table:style-name="ce1">
            <text:p>1024,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raubing-Bogen</text:p>
          </table:table-cell>
          <table:table-cell office:value-type="float" office:value="9278" table:style-name="ce1">
            <text:p>9278</text:p>
          </table:table-cell>
          <table:table-cell office:value-type="string" table:style-name="ce1">
            <text:p>BY</text:p>
          </table:table-cell>
          <table:table-cell office:value-type="float" office:value="100649" table:style-name="ce1">
            <text:p>100649</text:p>
          </table:table-cell>
          <table:table-cell office:value-type="float" office:value="1201.94" table:style-name="ce1">
            <text:p>1201,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ichsfeld</text:p>
          </table:table-cell>
          <table:table-cell office:value-type="float" office:value="16061" table:style-name="ce1">
            <text:p>16061</text:p>
          </table:table-cell>
          <table:table-cell office:value-type="string" table:style-name="ce1">
            <text:p>TH</text:p>
          </table:table-cell>
          <table:table-cell office:value-type="float" office:value="100380" table:style-name="ce1">
            <text:p>100380</text:p>
          </table:table-cell>
          <table:table-cell office:value-type="float" office:value="943.07" table:style-name="ce1">
            <text:p>943,0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stadt an der Aisch-Bad Windsheim</text:p>
          </table:table-cell>
          <table:table-cell office:value-type="float" office:value="9575" table:style-name="ce1">
            <text:p>9575</text:p>
          </table:table-cell>
          <table:table-cell office:value-type="string" table:style-name="ce1">
            <text:p>BY</text:p>
          </table:table-cell>
          <table:table-cell office:value-type="float" office:value="100364" table:style-name="ce1">
            <text:p>100364</text:p>
          </table:table-cell>
          <table:table-cell office:value-type="float" office:value="1267.56" table:style-name="ce1">
            <text:p>1267,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esbach</text:p>
          </table:table-cell>
          <table:table-cell office:value-type="float" office:value="9182" table:style-name="ce1">
            <text:p>9182</text:p>
          </table:table-cell>
          <table:table-cell office:value-type="string" table:style-name="ce1">
            <text:p>BY</text:p>
          </table:table-cell>
          <table:table-cell office:value-type="float" office:value="99726" table:style-name="ce1">
            <text:p>99726</text:p>
          </table:table-cell>
          <table:table-cell office:value-type="float" office:value="866.23" table:style-name="ce1">
            <text:p>866,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tprignitz-Ruppin</text:p>
          </table:table-cell>
          <table:table-cell office:value-type="float" office:value="12068" table:style-name="ce1">
            <text:p>12068</text:p>
          </table:table-cell>
          <table:table-cell office:value-type="string" table:style-name="ce1">
            <text:p>BB</text:p>
          </table:table-cell>
          <table:table-cell office:value-type="float" office:value="99078" table:style-name="ce1">
            <text:p>99078</text:p>
          </table:table-cell>
          <table:table-cell office:value-type="float" office:value="2526.5500000000002" table:style-name="ce1">
            <text:p>2526,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ifelkreis Bitburg-Prüm</text:p>
          </table:table-cell>
          <table:table-cell office:value-type="float" office:value="7232" table:style-name="ce1">
            <text:p>7232</text:p>
          </table:table-cell>
          <table:table-cell office:value-type="string" table:style-name="ce1">
            <text:p>RP</text:p>
          </table:table-cell>
          <table:table-cell office:value-type="float" office:value="98561" table:style-name="ce1">
            <text:p>98561</text:p>
          </table:table-cell>
          <table:table-cell office:value-type="float" office:value="1626.22" table:style-name="ce1">
            <text:p>1626,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riesland</text:p>
          </table:table-cell>
          <table:table-cell office:value-type="float" office:value="3455" table:style-name="ce1">
            <text:p>3455</text:p>
          </table:table-cell>
          <table:table-cell office:value-type="string" table:style-name="ce1">
            <text:p>NI</text:p>
          </table:table-cell>
          <table:table-cell office:value-type="float" office:value="98460" table:style-name="ce1">
            <text:p>98460</text:p>
          </table:table-cell>
          <table:table-cell office:value-type="float" office:value="607.91" table:style-name="ce1">
            <text:p>607,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reiz</text:p>
          </table:table-cell>
          <table:table-cell office:value-type="float" office:value="16076" table:style-name="ce1">
            <text:p>16076</text:p>
          </table:table-cell>
          <table:table-cell office:value-type="string" table:style-name="ce1">
            <text:p>TH</text:p>
          </table:table-cell>
          <table:table-cell office:value-type="float" office:value="98159" table:style-name="ce1">
            <text:p>98159</text:p>
          </table:table-cell>
          <table:table-cell office:value-type="float" office:value="845.97" table:style-name="ce1">
            <text:p>845,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denwaldkreis</text:p>
          </table:table-cell>
          <table:table-cell office:value-type="float" office:value="6437" table:style-name="ce1">
            <text:p>6437</text:p>
          </table:table-cell>
          <table:table-cell office:value-type="string" table:style-name="ce1">
            <text:p>HE</text:p>
          </table:table-cell>
          <table:table-cell office:value-type="float" office:value="96798" table:style-name="ce1">
            <text:p>96798</text:p>
          </table:table-cell>
          <table:table-cell office:value-type="float" office:value="623.98" table:style-name="ce1">
            <text:p>623,9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burg-Schrobenhausen</text:p>
          </table:table-cell>
          <table:table-cell office:value-type="float" office:value="9185" table:style-name="ce1">
            <text:p>9185</text:p>
          </table:table-cell>
          <table:table-cell office:value-type="string" table:style-name="ce1">
            <text:p>BY</text:p>
          </table:table-cell>
          <table:table-cell office:value-type="float" office:value="96680" table:style-name="ce1">
            <text:p>96680</text:p>
          </table:table-cell>
          <table:table-cell office:value-type="float" office:value="739.81" table:style-name="ce1">
            <text:p>739,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ngolfing-Landau</text:p>
          </table:table-cell>
          <table:table-cell office:value-type="float" office:value="9279" table:style-name="ce1">
            <text:p>9279</text:p>
          </table:table-cell>
          <table:table-cell office:value-type="string" table:style-name="ce1">
            <text:p>BY</text:p>
          </table:table-cell>
          <table:table-cell office:value-type="float" office:value="96217" table:style-name="ce1">
            <text:p>96217</text:p>
          </table:table-cell>
          <table:table-cell office:value-type="float" office:value="877.79" table:style-name="ce1">
            <text:p>877,79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Dillingen an der Donau</text:p>
          </table:table-cell>
          <table:table-cell office:value-type="float" office:value="9773" table:style-name="ce1">
            <text:p>9773</text:p>
          </table:table-cell>
          <table:table-cell office:value-type="string" table:style-name="ce1">
            <text:p>BY</text:p>
          </table:table-cell>
          <table:table-cell office:value-type="float" office:value="96021" table:style-name="ce1">
            <text:p>96021</text:p>
          </table:table-cell>
          <table:table-cell office:value-type="float" office:value="792.22" table:style-name="ce1">
            <text:p>792,22</text:p>
          </table:table-cell>
          <table:table-cell table:style-name="ce1"/>
          <table:table-cell office:value-type="string" table:style-name="ce1">
            <text:p>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f</text:p>
          </table:table-cell>
          <table:table-cell office:value-type="float" office:value="9475" table:style-name="ce1">
            <text:p>9475</text:p>
          </table:table-cell>
          <table:table-cell office:value-type="string" table:style-name="ce1">
            <text:p>BY</text:p>
          </table:table-cell>
          <table:table-cell office:value-type="float" office:value="95311" table:style-name="ce1">
            <text:p>95311</text:p>
          </table:table-cell>
          <table:table-cell office:value-type="float" office:value="892.52" table:style-name="ce1">
            <text:p>892,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üdwestpfalz</text:p>
          </table:table-cell>
          <table:table-cell office:value-type="float" office:value="7340" table:style-name="ce1">
            <text:p>7340</text:p>
          </table:table-cell>
          <table:table-cell office:value-type="string" table:style-name="ce1">
            <text:p>RP</text:p>
          </table:table-cell>
          <table:table-cell office:value-type="float" office:value="95113" table:style-name="ce1">
            <text:p>95113</text:p>
          </table:table-cell>
          <table:table-cell office:value-type="float" office:value="953.65" table:style-name="ce1">
            <text:p>953,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eißenburg-Gunzenhausen</text:p>
          </table:table-cell>
          <table:table-cell office:value-type="float" office:value="9577" table:style-name="ce1">
            <text:p>9577</text:p>
          </table:table-cell>
          <table:table-cell office:value-type="string" table:style-name="ce1">
            <text:p>BY</text:p>
          </table:table-cell>
          <table:table-cell office:value-type="float" office:value="94393" table:style-name="ce1">
            <text:p>94393</text:p>
          </table:table-cell>
          <table:table-cell office:value-type="float" office:value="970.91" table:style-name="ce1">
            <text:p>970,9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eustadt an der Waldnaab</text:p>
          </table:table-cell>
          <table:table-cell office:value-type="float" office:value="9374" table:style-name="ce1">
            <text:p>9374</text:p>
          </table:table-cell>
          <table:table-cell office:value-type="string" table:style-name="ce1">
            <text:p>BY</text:p>
          </table:table-cell>
          <table:table-cell office:value-type="float" office:value="94352" table:style-name="ce1">
            <text:p>94352</text:p>
          </table:table-cell>
          <table:table-cell office:value-type="float" office:value="1427.67" table:style-name="ce1">
            <text:p>1427,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elzen</text:p>
          </table:table-cell>
          <table:table-cell office:value-type="float" office:value="3360" table:style-name="ce1">
            <text:p>3360</text:p>
          </table:table-cell>
          <table:table-cell office:value-type="string" table:style-name="ce1">
            <text:p>NI</text:p>
          </table:table-cell>
          <table:table-cell office:value-type="float" office:value="92572" table:style-name="ce1">
            <text:p>92572</text:p>
          </table:table-cell>
          <table:table-cell office:value-type="float" office:value="1454.22" table:style-name="ce1">
            <text:p>1454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mstedt</text:p>
          </table:table-cell>
          <table:table-cell office:value-type="float" office:value="3154" table:style-name="ce1">
            <text:p>3154</text:p>
          </table:table-cell>
          <table:table-cell office:value-type="string" table:style-name="ce1">
            <text:p>NI</text:p>
          </table:table-cell>
          <table:table-cell office:value-type="float" office:value="91307" table:style-name="ce1">
            <text:p>91307</text:p>
          </table:table-cell>
          <table:table-cell office:value-type="float" office:value="674.02" table:style-name="ce1">
            <text:p>674,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tzingen</text:p>
          </table:table-cell>
          <table:table-cell office:value-type="float" office:value="9675" table:style-name="ce1">
            <text:p>9675</text:p>
          </table:table-cell>
          <table:table-cell office:value-type="string" table:style-name="ce1">
            <text:p>BY</text:p>
          </table:table-cell>
          <table:table-cell office:value-type="float" office:value="90909" table:style-name="ce1">
            <text:p>90909</text:p>
          </table:table-cell>
          <table:table-cell office:value-type="float" office:value="684.19" table:style-name="ce1">
            <text:p>684,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tenburger Land</text:p>
          </table:table-cell>
          <table:table-cell office:value-type="float" office:value="16077" table:style-name="ce1">
            <text:p>16077</text:p>
          </table:table-cell>
          <table:table-cell office:value-type="string" table:style-name="ce1">
            <text:p>TH</text:p>
          </table:table-cell>
          <table:table-cell office:value-type="float" office:value="90118" table:style-name="ce1">
            <text:p>90118</text:p>
          </table:table-cell>
          <table:table-cell office:value-type="float" office:value="569.41" table:style-name="ce1">
            <text:p>569,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ichower Land</text:p>
          </table:table-cell>
          <table:table-cell office:value-type="float" office:value="15086" table:style-name="ce1">
            <text:p>15086</text:p>
          </table:table-cell>
          <table:table-cell office:value-type="string" table:style-name="ce1">
            <text:p>ST</text:p>
          </table:table-cell>
          <table:table-cell office:value-type="float" office:value="89928" table:style-name="ce1">
            <text:p>89928</text:p>
          </table:table-cell>
          <table:table-cell office:value-type="float" office:value="1576.84" table:style-name="ce1">
            <text:p>1576,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sermarsch</text:p>
          </table:table-cell>
          <table:table-cell office:value-type="float" office:value="3461" table:style-name="ce1">
            <text:p>3461</text:p>
          </table:table-cell>
          <table:table-cell office:value-type="string" table:style-name="ce1">
            <text:p>NI</text:p>
          </table:table-cell>
          <table:table-cell office:value-type="float" office:value="88624" table:style-name="ce1">
            <text:p>88624</text:p>
          </table:table-cell>
          <table:table-cell office:value-type="float" office:value="822.01" table:style-name="ce1">
            <text:p>822,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misch-Partenkirchen</text:p>
          </table:table-cell>
          <table:table-cell office:value-type="float" office:value="9180" table:style-name="ce1">
            <text:p>9180</text:p>
          </table:table-cell>
          <table:table-cell office:value-type="string" table:style-name="ce1">
            <text:p>BY</text:p>
          </table:table-cell>
          <table:table-cell office:value-type="float" office:value="88467" table:style-name="ce1">
            <text:p>88467</text:p>
          </table:table-cell>
          <table:table-cell office:value-type="float" office:value="1012.22" table:style-name="ce1">
            <text:p>1012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. Wendel</text:p>
          </table:table-cell>
          <table:table-cell office:value-type="float" office:value="10046" table:style-name="ce1">
            <text:p>10046</text:p>
          </table:table-cell>
          <table:table-cell office:value-type="string" table:style-name="ce1">
            <text:p>SL</text:p>
          </table:table-cell>
          <table:table-cell office:value-type="float" office:value="87397" table:style-name="ce1">
            <text:p>87397</text:p>
          </table:table-cell>
          <table:table-cell office:value-type="float" office:value="476.22" table:style-name="ce1">
            <text:p>476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burg</text:p>
          </table:table-cell>
          <table:table-cell office:value-type="float" office:value="9473" table:style-name="ce1">
            <text:p>9473</text:p>
          </table:table-cell>
          <table:table-cell office:value-type="string" table:style-name="ce1">
            <text:p>BY</text:p>
          </table:table-cell>
          <table:table-cell office:value-type="float" office:value="86906" table:style-name="ce1">
            <text:p>86906</text:p>
          </table:table-cell>
          <table:table-cell office:value-type="float" office:value="590.47" table:style-name="ce1">
            <text:p>590,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ßberge</text:p>
          </table:table-cell>
          <table:table-cell office:value-type="float" office:value="9674" table:style-name="ce1">
            <text:p>9674</text:p>
          </table:table-cell>
          <table:table-cell office:value-type="string" table:style-name="ce1">
            <text:p>BY</text:p>
          </table:table-cell>
          <table:table-cell office:value-type="float" office:value="84599" table:style-name="ce1">
            <text:p>84599</text:p>
          </table:table-cell>
          <table:table-cell office:value-type="float" office:value="956.38" table:style-name="ce1">
            <text:p>956,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dhausen</text:p>
          </table:table-cell>
          <table:table-cell office:value-type="float" office:value="16062" table:style-name="ce1">
            <text:p>16062</text:p>
          </table:table-cell>
          <table:table-cell office:value-type="string" table:style-name="ce1">
            <text:p>TH</text:p>
          </table:table-cell>
          <table:table-cell office:value-type="float" office:value="83822" table:style-name="ce1">
            <text:p>83822</text:p>
          </table:table-cell>
          <table:table-cell office:value-type="float" office:value="713.9" table:style-name="ce1">
            <text:p>713,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tmarkkreis Salzwedel</text:p>
          </table:table-cell>
          <table:table-cell office:value-type="float" office:value="15081" table:style-name="ce1">
            <text:p>15081</text:p>
          </table:table-cell>
          <table:table-cell office:value-type="string" table:style-name="ce1">
            <text:p>ST</text:p>
          </table:table-cell>
          <table:table-cell office:value-type="float" office:value="83765" table:style-name="ce1">
            <text:p>83765</text:p>
          </table:table-cell>
          <table:table-cell office:value-type="float" office:value="2293.0300000000002" table:style-name="ce1">
            <text:p>2293,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ale-Holzland-Kreis</text:p>
          </table:table-cell>
          <table:table-cell office:value-type="float" office:value="16074" table:style-name="ce1">
            <text:p>16074</text:p>
          </table:table-cell>
          <table:table-cell office:value-type="string" table:style-name="ce1">
            <text:p>TH</text:p>
          </table:table-cell>
          <table:table-cell office:value-type="float" office:value="83051" table:style-name="ce1">
            <text:p>83051</text:p>
          </table:table-cell>
          <table:table-cell office:value-type="float" office:value="815.24" table:style-name="ce1">
            <text:p>815,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imarer Land</text:p>
          </table:table-cell>
          <table:table-cell office:value-type="float" office:value="16071" table:style-name="ce1">
            <text:p>16071</text:p>
          </table:table-cell>
          <table:table-cell office:value-type="string" table:style-name="ce1">
            <text:p>TH</text:p>
          </table:table-cell>
          <table:table-cell office:value-type="float" office:value="81947" table:style-name="ce1">
            <text:p>81947</text:p>
          </table:table-cell>
          <table:table-cell office:value-type="float" office:value="804.48" table:style-name="ce1">
            <text:p>804,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dau (Bodensee)</text:p>
          </table:table-cell>
          <table:table-cell office:value-type="float" office:value="9776" table:style-name="ce1">
            <text:p>9776</text:p>
          </table:table-cell>
          <table:table-cell office:value-type="string" table:style-name="ce1">
            <text:p>BY</text:p>
          </table:table-cell>
          <table:table-cell office:value-type="float" office:value="81669" table:style-name="ce1">
            <text:p>81669</text:p>
          </table:table-cell>
          <table:table-cell office:value-type="float" office:value="323.44" table:style-name="ce1">
            <text:p>323,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ale-Orla-Kreis</text:p>
          </table:table-cell>
          <table:table-cell office:value-type="float" office:value="16075" table:style-name="ce1">
            <text:p>16075</text:p>
          </table:table-cell>
          <table:table-cell office:value-type="string" table:style-name="ce1">
            <text:p>TH</text:p>
          </table:table-cell>
          <table:table-cell office:value-type="float" office:value="80868" table:style-name="ce1">
            <text:p>80868</text:p>
          </table:table-cell>
          <table:table-cell office:value-type="float" office:value="1151.3" table:style-name="ce1">
            <text:p>1151,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rkenfeld</text:p>
          </table:table-cell>
          <table:table-cell office:value-type="float" office:value="7134" table:style-name="ce1">
            <text:p>7134</text:p>
          </table:table-cell>
          <table:table-cell office:value-type="string" table:style-name="ce1">
            <text:p>RP</text:p>
          </table:table-cell>
          <table:table-cell office:value-type="float" office:value="80720" table:style-name="ce1">
            <text:p>80720</text:p>
          </table:table-cell>
          <table:table-cell office:value-type="float" office:value="776.58" table:style-name="ce1">
            <text:p>776,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hön-Grabfeld</text:p>
          </table:table-cell>
          <table:table-cell office:value-type="float" office:value="9673" table:style-name="ce1">
            <text:p>9673</text:p>
          </table:table-cell>
          <table:table-cell office:value-type="string" table:style-name="ce1">
            <text:p>BY</text:p>
          </table:table-cell>
          <table:table-cell office:value-type="float" office:value="79690" table:style-name="ce1">
            <text:p>79690</text:p>
          </table:table-cell>
          <table:table-cell office:value-type="float" office:value="1021.77" table:style-name="ce1">
            <text:p>1021,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yung-Grafenau</text:p>
          </table:table-cell>
          <table:table-cell office:value-type="float" office:value="9272" table:style-name="ce1">
            <text:p>9272</text:p>
          </table:table-cell>
          <table:table-cell office:value-type="string" table:style-name="ce1">
            <text:p>BY</text:p>
          </table:table-cell>
          <table:table-cell office:value-type="float" office:value="78355" table:style-name="ce1">
            <text:p>78355</text:p>
          </table:table-cell>
          <table:table-cell office:value-type="float" office:value="984.15" table:style-name="ce1">
            <text:p>984,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en</text:p>
          </table:table-cell>
          <table:table-cell office:value-type="float" office:value="9276" table:style-name="ce1">
            <text:p>9276</text:p>
          </table:table-cell>
          <table:table-cell office:value-type="string" table:style-name="ce1">
            <text:p>BY</text:p>
          </table:table-cell>
          <table:table-cell office:value-type="float" office:value="77656" table:style-name="ce1">
            <text:p>77656</text:p>
          </table:table-cell>
          <table:table-cell office:value-type="float" office:value="974.92" table:style-name="ce1">
            <text:p>974,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gnitz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BB</text:p>
          </table:table-cell>
          <table:table-cell office:value-type="float" office:value="76508" table:style-name="ce1">
            <text:p>76508</text:p>
          </table:table-cell>
          <table:table-cell office:value-type="float" office:value="2138.61" table:style-name="ce1">
            <text:p>2138,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nnersbergkreis</text:p>
          </table:table-cell>
          <table:table-cell office:value-type="float" office:value="7333" table:style-name="ce1">
            <text:p>7333</text:p>
          </table:table-cell>
          <table:table-cell office:value-type="string" table:style-name="ce1">
            <text:p>RP</text:p>
          </table:table-cell>
          <table:table-cell office:value-type="float" office:value="75101" table:style-name="ce1">
            <text:p>75101</text:p>
          </table:table-cell>
          <table:table-cell office:value-type="float" office:value="645.52" table:style-name="ce1">
            <text:p>645,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yffhäuserkreis</text:p>
          </table:table-cell>
          <table:table-cell office:value-type="float" office:value="16065" table:style-name="ce1">
            <text:p>16065</text:p>
          </table:table-cell>
          <table:table-cell office:value-type="string" table:style-name="ce1">
            <text:p>TH</text:p>
          </table:table-cell>
          <table:table-cell office:value-type="float" office:value="75009" table:style-name="ce1">
            <text:p>75009</text:p>
          </table:table-cell>
          <table:table-cell office:value-type="float" office:value="1037.9100000000001" table:style-name="ce1">
            <text:p>1037,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unsiedel im Fichtelgebirge</text:p>
          </table:table-cell>
          <table:table-cell office:value-type="float" office:value="9479" table:style-name="ce1">
            <text:p>9479</text:p>
          </table:table-cell>
          <table:table-cell office:value-type="string" table:style-name="ce1">
            <text:p>BY</text:p>
          </table:table-cell>
          <table:table-cell office:value-type="float" office:value="73178" table:style-name="ce1">
            <text:p>73178</text:p>
          </table:table-cell>
          <table:table-cell office:value-type="float" office:value="606.42999999999995" table:style-name="ce1">
            <text:p>606,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rschenreuth</text:p>
          </table:table-cell>
          <table:table-cell office:value-type="float" office:value="9377" table:style-name="ce1">
            <text:p>9377</text:p>
          </table:table-cell>
          <table:table-cell office:value-type="string" table:style-name="ce1">
            <text:p>BY</text:p>
          </table:table-cell>
          <table:table-cell office:value-type="float" office:value="72504" table:style-name="ce1">
            <text:p>72504</text:p>
          </table:table-cell>
          <table:table-cell office:value-type="float" office:value="1084.23" table:style-name="ce1">
            <text:p>1084,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ulmbach</text:p>
          </table:table-cell>
          <table:table-cell office:value-type="float" office:value="9477" table:style-name="ce1">
            <text:p>9477</text:p>
          </table:table-cell>
          <table:table-cell office:value-type="string" table:style-name="ce1">
            <text:p>BY</text:p>
          </table:table-cell>
          <table:table-cell office:value-type="float" office:value="71845" table:style-name="ce1">
            <text:p>71845</text:p>
          </table:table-cell>
          <table:table-cell office:value-type="float" office:value="658.34" table:style-name="ce1">
            <text:p>658,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lzminden</text:p>
          </table:table-cell>
          <table:table-cell office:value-type="float" office:value="3255" table:style-name="ce1">
            <text:p>3255</text:p>
          </table:table-cell>
          <table:table-cell office:value-type="string" table:style-name="ce1">
            <text:p>NI</text:p>
          </table:table-cell>
          <table:table-cell office:value-type="float" office:value="70975" table:style-name="ce1">
            <text:p>70975</text:p>
          </table:table-cell>
          <table:table-cell office:value-type="float" office:value="692.65" table:style-name="ce1">
            <text:p>692,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usel</text:p>
          </table:table-cell>
          <table:table-cell office:value-type="float" office:value="7336" table:style-name="ce1">
            <text:p>7336</text:p>
          </table:table-cell>
          <table:table-cell office:value-type="string" table:style-name="ce1">
            <text:p>RP</text:p>
          </table:table-cell>
          <table:table-cell office:value-type="float" office:value="70526" table:style-name="ce1">
            <text:p>70526</text:p>
          </table:table-cell>
          <table:table-cell office:value-type="float" office:value="573.28" table:style-name="ce1">
            <text:p>573,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ömmerda</text:p>
          </table:table-cell>
          <table:table-cell office:value-type="float" office:value="16068" table:style-name="ce1">
            <text:p>16068</text:p>
          </table:table-cell>
          <table:table-cell office:value-type="string" table:style-name="ce1">
            <text:p>TH</text:p>
          </table:table-cell>
          <table:table-cell office:value-type="float" office:value="69655" table:style-name="ce1">
            <text:p>69655</text:p>
          </table:table-cell>
          <table:table-cell office:value-type="float" office:value="806.86" table:style-name="ce1">
            <text:p>806,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onach</text:p>
          </table:table-cell>
          <table:table-cell office:value-type="float" office:value="9476" table:style-name="ce1">
            <text:p>9476</text:p>
          </table:table-cell>
          <table:table-cell office:value-type="string" table:style-name="ce1">
            <text:p>BY</text:p>
          </table:table-cell>
          <table:table-cell office:value-type="float" office:value="67135" table:style-name="ce1">
            <text:p>67135</text:p>
          </table:table-cell>
          <table:table-cell office:value-type="float" office:value="651.53" table:style-name="ce1">
            <text:p>651,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chtenfels</text:p>
          </table:table-cell>
          <table:table-cell office:value-type="float" office:value="9478" table:style-name="ce1">
            <text:p>9478</text:p>
          </table:table-cell>
          <table:table-cell office:value-type="string" table:style-name="ce1">
            <text:p>BY</text:p>
          </table:table-cell>
          <table:table-cell office:value-type="float" office:value="66838" table:style-name="ce1">
            <text:p>66838</text:p>
          </table:table-cell>
          <table:table-cell office:value-type="float" office:value="519.95000000000005" table:style-name="ce1">
            <text:p>519,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dburghausen</text:p>
          </table:table-cell>
          <table:table-cell office:value-type="float" office:value="16069" table:style-name="ce1">
            <text:p>16069</text:p>
          </table:table-cell>
          <table:table-cell office:value-type="string" table:style-name="ce1">
            <text:p>TH</text:p>
          </table:table-cell>
          <table:table-cell office:value-type="float" office:value="63553" table:style-name="ce1">
            <text:p>63553</text:p>
          </table:table-cell>
          <table:table-cell office:value-type="float" office:value="938.42" table:style-name="ce1">
            <text:p>938,4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chem-Zell</text:p>
          </table:table-cell>
          <table:table-cell office:value-type="float" office:value="7135" table:style-name="ce1">
            <text:p>7135</text:p>
          </table:table-cell>
          <table:table-cell office:value-type="string" table:style-name="ce1">
            <text:p>RP</text:p>
          </table:table-cell>
          <table:table-cell office:value-type="float" office:value="61587" table:style-name="ce1">
            <text:p>61587</text:p>
          </table:table-cell>
          <table:table-cell office:value-type="float" office:value="692.33" table:style-name="ce1">
            <text:p>692,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ulkaneifel</text:p>
          </table:table-cell>
          <table:table-cell office:value-type="float" office:value="7233" table:style-name="ce1">
            <text:p>7233</text:p>
          </table:table-cell>
          <table:table-cell office:value-type="string" table:style-name="ce1">
            <text:p>RP</text:p>
          </table:table-cell>
          <table:table-cell office:value-type="float" office:value="60603" table:style-name="ce1">
            <text:p>60603</text:p>
          </table:table-cell>
          <table:table-cell office:value-type="float" office:value="911.02" table:style-name="ce1">
            <text:p>911,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nneberg</text:p>
          </table:table-cell>
          <table:table-cell office:value-type="float" office:value="16072" table:style-name="ce1">
            <text:p>16072</text:p>
          </table:table-cell>
          <table:table-cell office:value-type="string" table:style-name="ce1">
            <text:p>TH</text:p>
          </table:table-cell>
          <table:table-cell office:value-type="float" office:value="58410" table:style-name="ce1">
            <text:p>58410</text:p>
          </table:table-cell>
          <table:table-cell office:value-type="float" office:value="433.61" table:style-name="ce1">
            <text:p>433,6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ittmund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NI</text:p>
          </table:table-cell>
          <table:table-cell office:value-type="float" office:value="56882" table:style-name="ce1">
            <text:p>56882</text:p>
          </table:table-cell>
          <table:table-cell office:value-type="float" office:value="656.64" table:style-name="ce1">
            <text:p>656,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üchow-Dannenberg</text:p>
          </table:table-cell>
          <table:table-cell office:value-type="float" office:value="3354" table:style-name="ce1">
            <text:p>3354</text:p>
          </table:table-cell>
          <table:table-cell office:value-type="string" table:style-name="ce1">
            <text:p>NI</text:p>
          </table:table-cell>
          <table:table-cell office:value-type="float" office:value="48424" table:style-name="ce1">
            <text:p>48424</text:p>
          </table:table-cell>
          <table:table-cell office:value-type="float" office:value="1220.75" table:style-name="ce1">
            <text:p>1220,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dtkreis BadenBaden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2" table:style-name="ce1"/>
          <table:table-cell office:value-type="string" table:style-name="ce1">
            <text:p><text:a xlink:href="https://www.baden-baden.de/buergerservice/news/corona-aktuell_9635/">https://www.baden-baden.de/buergerservice/news/corona-aktuell_9635/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kreis Ulm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2" table:style-name="ce1"/>
          <table:table-cell office:value-type="string" table:style-name="ce1">
            <text:p><text:a xlink:href="https://www.alb-donau-kreis.de/alb-donau-kreis/startseite/dienstleistungen+service/coronavirus.html">https://www.alb-donau-kreis.de/alb-donau-kreis/startseite/dienstleistungen+service/coronavirus.html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eiburg im Breisgau</text:p>
          </table:table-cell>
          <table:table-cell table:style-name="ce1"/>
          <table:table-cell office:value-type="string" table:style-name="ce1">
            <text:p>BW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 Augsburg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dt Heidelberg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forzheim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6"/>
        </table:table-row>
        <table:table-row table:number-rows-repeated="1048276" table:style-name="ro3">
          <table:table-cell table:number-columns-repeated="16384"/>
        </table:table-row>
      </table:table>
      <table:database-ranges>
        <table:database-range table:target-range-address="Tabelle1.A1:Tabelle1.H300" table:name="__Anonymous_Sheet_DB__0" table:display-filter-buttons="true">
          <table:filter>
            <table:filter-condition table:field-number="6" table:value="" table:operator="="/>
          </table:filter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1" svg:font-family="&quot;DejaVu Sans1&quot;"/>
    <style:font-face style:name="DejaVu Serif" svg:font-family="&quot;DejaVu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elmut Hochkegel</dc:creator>
    <meta:creation-date>2020-03-15T12:33:56Z</meta:creation-date>
    <dc:date>2020-03-22T11:57:27Z</dc:date>
    <meta:editing-cycles>33</meta:editing-cycles>
    <meta:editing-duration>PT0S</meta:editing-duration>
  </office:meta>
</office:document-meta>
</file>